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54cm"/>
    </style:style>
    <style:style style:name="co3" style:family="table-column">
      <style:table-column-properties fo:break-before="auto" style:column-width="5.39cm"/>
    </style:style>
    <style:style style:name="co4" style:family="table-column">
      <style:table-column-properties fo:break-before="auto" style:column-width="11.247cm"/>
    </style:style>
    <style:style style:name="co5" style:family="table-column">
      <style:table-column-properties fo:break-before="auto" style:column-width="12.444cm"/>
    </style:style>
    <style:style style:name="co6" style:family="table-column">
      <style:table-column-properties fo:break-before="auto" style:column-width="10.456cm"/>
    </style:style>
    <style:style style:name="co7" style:family="table-column">
      <style:table-column-properties fo:break-before="auto" style:column-width="8.1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8.1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8e86ae" fo:border="0.74pt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27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dee7e5" fo:border="0.74pt solid #000000"/>
    </style:style>
    <style:style style:name="ce13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aa95" fo:border="0.74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ee7e5" fo:border="0.74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dee7e5" fo:wrap-option="wrap" fo:border="0.74pt solid #000000"/>
    </style:style>
    <style:style style:name="ce32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dee7e5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language-complex="zxx" style:country-complex="none" style:font-style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font-style="normal" fo:text-shadow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font-size-complex="10pt" style:language-complex="zxx" style:country-complex="none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1" style:language-complex="zxx" style:country-complex="none" style:font-style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dee7e5" fo:wrap-option="wrap" fo:border="0.74pt solid #000000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aa95" style:text-align-source="fix" style:repeat-content="false" fo:wrap-option="no-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dee7e5" fo:wrap-option="wrap"/>
      <style:text-properties fo:color="#000000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ee7e5" fo:wrap-option="wrap" fo:border="0.74pt solid #000000"/>
      <style:text-properties fo:color="#000000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dee7e5" fo:wrap-option="wrap" fo:border="0.74pt solid #000000"/>
      <style:text-properties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dee7e5" fo:wrap-option="wrap" fo:border="0.74pt solid #000000"/>
      <style:text-properties style:text-outline="false" style:text-line-through-style="none" style:text-line-through-type="none" style:font-name="Segoe UI" fo:font-size="14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36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dee7e5" fo:border="0.74pt solid #000000"/>
      <style:text-properties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dee7e5" fo:border="0.74pt solid #000000"/>
      <style:text-properties fo:color="#000000"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dee7e5" fo:border="0.74pt solid #000000"/>
      <style:text-properties style:text-outline="false" style:text-line-through-style="none" style:text-line-through-type="none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dee7e5" fo:border="0.74pt solid #000000"/>
      <style:text-properties fo:color="#000000" style:text-outline="false" style:text-line-through-style="none" style:text-line-through-type="none" style:font-name="Segoe UI" fo:font-size="14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ee7e5" fo:wrap-option="wrap" fo:border="0.74pt solid #000000"/>
      <style:text-properties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ee7e5" fo:wrap-option="wrap" fo:border="0.74pt solid #000000"/>
      <style:text-properties fo:color="#000000"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wrap-option="wrap" fo:border="0.74pt solid #000000"/>
      <style:text-properties fo:color="#000000" style:text-outline="false" style:text-line-through-style="none" style:text-line-through-type="none" style:font-name="Segoe UI" fo:font-size="14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dee7e5" fo:wrap-option="wrap" fo:border="0.74pt solid #000000"/>
      <style:text-properties fo:color="#000000" style:text-outline="false" style:text-line-through-style="none" style:text-line-through-type="none" style:font-name="Liberation Sans1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Liberation Sans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dee7e5" fo:border="0.74pt solid #000000"/>
      <style:text-properties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dee7e5" fo:border="0.74pt solid #000000"/>
      <style:text-properties fo:color="#000000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fo:wrap-option="wrap"/>
      <style:text-properties style:text-outline="false" style:text-line-through-style="none" style:text-line-through-type="none" style:font-name="Segoe UI" fo:font-size="14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dee6ef" fo:wrap-option="wrap" fo:border="0.74pt solid #000000"/>
    </style:style>
    <style:style style:name="ce146" style:family="table-cell" style:parent-style-name="Default">
      <style:table-cell-properties fo:background-color="#dee6ef" fo:border="0.74pt solid #000000"/>
    </style:style>
    <style:style style:name="ce11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dee7e5" fo:border="0.74pt solid #000000"/>
      <style:text-properties fo:color="#000000" style:text-outline="false" style:text-line-through-style="none" style:text-line-through-type="none" style:font-name="Segoe UI" fo:font-size="14pt" fo:language="zxx" fo:country="none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dee7e5" fo:border="0.74pt solid #000000"/>
      <style:text-properties fo:color="#ea7500" style:text-outline="false" style:text-line-through-style="none" style:text-line-through-type="none" style:font-name="Segoe UI" fo:font-size="14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dee7e5" fo:border="0.74pt solid #000000"/>
      <style:text-properties style:text-underline-mode="continuous" style:text-overline-mode="continuous" style:text-line-through-mode="continuous" style:font-style-asian="normal" style:font-weight-asian="normal" style:font-relief="none" style:text-overline-style="none" style:text-overline-color="font-color"/>
    </style:style>
    <style:style style:name="ce118" style:family="table-cell" style:parent-style-name="Default">
      <style:table-cell-properties fo:background-color="#dee7e5" fo:border="0.74pt solid #000000"/>
      <style:text-properties fo:color="#808080" style:text-outline="false" style:text-line-through-style="none" style:text-line-through-type="none" style:font-name="Segoe UI" fo:font-size="14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dee7e5" fo:wrap-option="wrap" fo:border="0.74pt solid #000000"/>
      <style:text-properties style:text-underline-mode="continuous" style:text-overline-mode="continuous" style:text-line-through-mode="continuous" style:font-style-asian="normal" style:font-weight-asian="normal" style:font-relief="none" style:text-overline-style="none" style:text-overline-color="font-color"/>
    </style:style>
    <style:style style:name="ce120" style:family="table-cell" style:parent-style-name="Default">
      <style:table-cell-properties fo:background-color="#dee7e5" fo:wrap-option="wrap" fo:border="0.74pt solid #000000"/>
      <style:text-properties fo:color="#000000" style:text-outline="false" style:text-line-through-style="none" style:text-line-through-type="none" style:font-name="Segoe UI" fo:font-size="14pt" fo:language="zxx" fo:country="none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dee7e5" fo:wrap-option="wrap" fo:border="0.74pt solid #000000"/>
      <style:text-properties fo:color="#3faf46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ee7e5" fo:wrap-option="wrap" fo:border="0.74pt solid #000000"/>
      <style:text-properties style:text-outline="false" style:text-line-through-style="none" style:text-line-through-type="none" fo:font-size="14pt" fo:language="zxx" fo:country="none" fo:font-style="normal" fo:text-shadow="none" style:text-underline-style="none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size-complex="14pt" style:language-complex="zxx" style:country-complex="none" style:font-style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text-underline-mode="continuous" style:text-overline-mode="continuous" style:text-line-through-mode="continuous" style:font-style-asian="normal" style:font-weight-asian="normal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style:font-name="Segoe UI" fo:font-size="14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/>
      <style:text-properties fo:color="#8e86ae" style:text-outline="false" style:text-line-through-style="none" style:text-line-through-type="none" style:font-name="Segoe UI" fo:font-size="10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" fo:font-size="10.5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.5pt" style:language-asian="zxx" style:country-asian="none" style:font-style-asian="normal" style:font-weight-asian="normal" style:font-name-complex="Segoe UI" style:font-size-complex="10.5pt" style:language-complex="zxx" style:country-complex="none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8e86ae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dee7e5" fo:wrap-option="wrap" fo:border="0.74pt solid #000000"/>
      <style:text-properties fo:color="#8e86ae" style:text-outline="false" style:text-line-through-style="none" style:text-line-through-type="none" style:font-name="Segoe UI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b4c7dc" fo:border="0.74pt solid #000000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style:font-name="Segoe UI1" style:text-underline-mode="continuous" style:text-overline-mode="continuous" style:text-line-through-mode="continuous" style:font-style-asian="normal" style:font-weight-asian="normal" style:font-relief="none" style:text-overline-style="none" style:text-overline-color="font-color"/>
    </style:style>
    <style:style style:name="ce128" style:family="table-cell" style:parent-style-name="Default">
      <style:table-cell-properties fo:background-color="#dee7e5" fo:wrap-option="wrap" fo:border="0.74pt solid #000000"/>
      <style:text-properties style:font-name="Segoe UI1"/>
    </style:style>
    <style:style style:name="ce129" style:family="table-cell" style:parent-style-name="Default">
      <style:table-cell-properties fo:background-color="#dee7e5" fo:border="0.74pt solid #000000"/>
      <style:text-properties style:font-name="Segoe UI1"/>
    </style:style>
    <style:style style:name="ce13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font-name="Segoe UI1" style:text-underline-mode="continuous" style:text-overline-mode="continuous" style:text-line-through-mode="continuous" style:font-style-asian="normal" style:font-weight-asian="normal" style:font-relief="none" style:text-overline-style="none" style:text-overline-color="font-color"/>
    </style:style>
    <style:style style:name="ce188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Segoe UI1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font-name="Segoe UI1" fo:font-size="10pt" fo:language="zxx" fo:country="none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UI" fo:font-size="10pt" fo:language="zxx" fo:country="none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Segoe UI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0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Segoe UI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Segoe UI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58" style:family="table-cell" style:parent-style-name="Default">
      <style:table-cell-properties fo:background-color="transparent" fo:border="none"/>
    </style:style>
    <style:style style:name="ce1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41" style:family="table-cell" style:parent-style-name="Default">
      <style:table-cell-properties fo:border="none"/>
    </style:style>
    <style:style style:name="T1" style:family="text">
      <style:text-properties fo:color="#000000" style:font-name="Segoe UI" fo:font-size="10pt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name-complex="Segoe UI" style:font-size-asian="12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0pt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name-complex="Segoe UI" style:font-size-asian="12pt" style:font-size-complex="14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color="#000000" style:font-name="Segoe UI" fo:font-size="10pt" style:text-underline-style="none" style:text-underline-color="font-color" style:text-line-through-type="none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name-complex="Segoe UI" style:font-size-asian="12pt" style:font-size-complex="14pt" style:font-style-asian="normal" style:text-emphasize="none" style:font-relief="none" style:text-overline-style="none" style:text-overline-color="font-color" fo:font-weight="normal" style:font-weight-asian="normal" style:font-weight-complex="normal" fo:font-style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/>
    </style:style>
    <style:style style:name="T6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 fo:font-weight="normal" style:font-weight-complex="normal"/>
    </style:style>
    <style:style style:name="T7" style:family="text">
      <style:text-properties style:font-name="Segoe UI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text-emphasize="none" fo:font-weight="normal" style:font-weight-complex="normal" fo:font-style="italic" style:font-style-complex="italic"/>
    </style:style>
    <style:style style:name="T8" style:family="text">
      <style:text-properties style:font-name="Segoe UI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text-emphasize="none" fo:font-weight="normal" style:font-weight-complex="normal" fo:font-style="normal" style:font-style-complex="normal"/>
    </style:style>
    <style:style style:name="T9" style:family="text">
      <style:text-properties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bold" style:font-style-complex="normal" style:text-emphasize="none"/>
    </style:style>
    <style:style style:name="T10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font-weight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Segoe UI" fo:font-size="10pt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/>
    </style:style>
    <style:style style:name="T13" style:family="text">
      <style:text-properties style:font-name="Segoe UI" fo:font-size="10pt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 fo:font-weight="normal" style:font-weight-complex="normal"/>
    </style:style>
    <style:style style:name="T14" style:family="text">
      <style:text-properties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size-asian="12pt" style:font-size-complex="14pt" style:font-style-complex="normal" style:text-emphasize="none" fo:font-weight="normal" style:font-name="Arial" style:font-name-complex="Arial" style:font-weight-complex="bold"/>
    </style:style>
    <style:style style:name="T15" style:family="text">
      <style:text-properties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 fo:font-weight="normal" style:font-weight-complex="norm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text-emphasize="none" fo:font-weight="normal" style:font-weight-complex="normal"/>
    </style:style>
    <style:style style:name="T18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/>
    </style:style>
    <style:style style:name="T19" style:family="text">
      <style:text-properties fo:font-size="10pt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style-complex="normal" style:text-emphasize="none" fo:font-weight="normal" style:font-weight-complex="normal"/>
    </style:style>
    <style:style style:name="T20" style:family="text">
      <style:text-properties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0pt" style:font-size-complex="10pt" style:font-weight-complex="bold" style:font-style-complex="normal" style:text-emphasize="none" style:font-weight-asian="bold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size-asian="10pt" style:font-size-complex="10pt" style:font-style-complex="normal" style:text-emphasize="none" fo:font-weight="normal" style:font-weight-complex="normal" style:font-name="Arial" style:font-name-complex="Arial"/>
    </style:style>
    <style:style style:name="T22" style:family="text">
      <style:text-properties fo:color="#000000" style:font-name="Segoe UI" fo:font-weight="bold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bold" style:font-style-complex="normal" style:text-emphasize="none"/>
    </style:style>
    <style:style style:name="T23" style:family="text">
      <style:text-properties fo:color="#000000"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font-weight="normal" style:font-weight-complex="normal"/>
    </style:style>
    <style:style style:name="T24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25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italic" style:font-style-complex="italic"/>
    </style:style>
    <style:style style:name="T26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size-asian="12pt" style:font-size-complex="14pt" style:font-style-complex="normal" style:text-emphasize="none" style:font-name="Arial" style:font-name-complex="Arial" style:font-weight-complex="bold"/>
    </style:style>
    <style:style style:name="T27" style:family="text">
      <style:text-properties fo:color="#000000" style:font-name="Segoe UI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name-complex="Segoe UI" style:font-size-asian="12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xx" style:country-asian="none" style:language-complex="zxx" style:country-complex="none" style:font-size-asian="12pt" style:font-size-complex="14pt" style:font-weight-asian="normal" style:font-style-asian="normal" style:font-style-complex="normal" style:text-emphasize="none" style:font-relief="none" style:text-overline-style="none" style:text-overline-color="font-color" style:font-name="Arial" style:font-name-complex="Arial" style:font-weight-complex="bold"/>
    </style:style>
    <style:style style:name="T29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fbf00"/>
    </style:style>
    <style:style style:name="T30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normal" style:font-style-complex="normal"/>
    </style:style>
    <style:style style:name="T31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000000"/>
    </style:style>
    <style:style style:name="T32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color="#ffbf00" fo:font-weight="bold" style:font-weight-complex="bold"/>
    </style:style>
    <style:style style:name="T33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color="#000000" fo:font-weight="normal" style:font-weight-complex="normal"/>
    </style:style>
    <style:style style:name="T34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color="#000000" fo:font-weight="normal" style:font-weight-asian="normal" style:font-weight-complex="normal"/>
    </style:style>
    <style:style style:name="T35" style:family="text">
      <style:text-properties style:use-window-font-color="true" style:font-name="Times New Roman" fo:font-size="12pt" style:letter-kerning="true" fo:language="zxx" fo:country="none" style:language-asian="zxx" style:country-asian="none" style:language-complex="zxx" style:country-complex="none" style:font-name-complex="Times New Roman" style:font-size-asian="12pt" style:font-size-complex="12pt"/>
    </style:style>
    <style:style style:name="T36" style:family="text">
      <style:text-properties fo:color="#000000" style:font-name="Segoe UI" fo:font-size="14pt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37" style:family="text">
      <style:text-properties style:font-name="Segoe UI" fo:font-size="14pt" fo:font-weight="normal" fo:font-style="normal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f44336" fo:letter-spacing="normal"/>
    </style:style>
    <style:style style:name="T38" style:family="text">
      <style:text-properties style:use-window-font-color="true"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/>
    </style:style>
    <style:style style:name="T39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ffbf00" fo:font-style="italic" style:font-style-complex="italic"/>
    </style:style>
    <style:style style:name="T40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italic" style:font-style-complex="italic" fo:color="#000000"/>
    </style:style>
    <style:style style:name="T41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000000" fo:font-style="normal" style:font-style-complex="normal"/>
    </style:style>
    <style:style style:name="T42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color="#f44336" fo:font-weight="normal" fo:letter-spacing="normal"/>
    </style:style>
    <style:style style:name="T43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font-weight="normal" fo:letter-spacing="normal" fo:color="#000000"/>
    </style:style>
    <style:style style:name="T44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font-weight="normal" fo:letter-spacing="normal" fo:color="#f44336"/>
    </style:style>
    <style:style style:name="T45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fo:color="#ffbf00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/>
    </style:style>
    <style:style style:name="T46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 fo:color="#000000"/>
    </style:style>
    <style:style style:name="T47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style:text-outline="false" fo:text-shadow="none" style:font-weight-complex="normal" style:text-emphasize="none" fo:color="#000000" fo:font-style="normal" style:font-style-complex="normal"/>
    </style:style>
    <style:style style:name="T48" style:family="text">
      <style:text-properties style:font-name="Segoe UI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style:text-outline="false" fo:text-shadow="none" style:font-weight-complex="normal" style:text-emphasize="none" fo:color="#000000" fo:font-style="italic" style:font-style-complex="italic"/>
    </style:style>
    <style:style style:name="T49" style:family="text">
      <style:text-properties fo:color="#000000" fo:font-size="14pt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50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44336"/>
    </style:style>
    <style:style style:name="T51" style:family="text">
      <style:text-properties fo:font-size="14pt" fo:font-weight="normal" fo:font-style="normal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f44336" fo:letter-spacing="normal"/>
    </style:style>
    <style:style style:name="T52" style:family="text">
      <style:text-properties style:use-window-font-color="true"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/>
    </style:style>
    <style:style style:name="T53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ea7500" fo:font-weight="normal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/>
    </style:style>
    <style:style style:name="T54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italic" style:font-style-complex="italic" fo:color="#000000"/>
    </style:style>
    <style:style style:name="T55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000000" fo:font-style="normal" style:font-style-complex="normal"/>
    </style:style>
    <style:style style:name="T56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color="#f44336" fo:font-weight="normal" style:text-underline-style="none" style:text-underline-color="font-color" style:text-line-through-type="none" style:text-outline="false" fo:text-shadow="none" style:font-weight-complex="normal" style:text-emphasize="none"/>
    </style:style>
    <style:style style:name="T57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color="#f44336" fo:font-weight="normal" fo:letter-spacing="normal"/>
    </style:style>
    <style:style style:name="T58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font-weight="normal" fo:letter-spacing="normal" fo:color="#000000"/>
    </style:style>
    <style:style style:name="T59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fo:color="#ea7500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/>
    </style:style>
    <style:style style:name="T60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 fo:color="#000000"/>
    </style:style>
    <style:style style:name="T61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style:text-outline="false" fo:text-shadow="none" style:font-weight-complex="normal" style:text-emphasize="none" fo:color="#000000" fo:font-style="normal" style:font-style-complex="normal"/>
    </style:style>
    <style:style style:name="T62" style:family="text">
      <style:text-properties fo:font-size="14pt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style:text-outline="false" fo:text-shadow="none" style:font-weight-complex="normal" style:text-emphasize="none" fo:color="#000000" fo:font-style="italic" style:font-style-complex="italic"/>
    </style:style>
    <style:style style:name="T6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64" style:family="text">
      <style:text-properties fo:color="#000000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italic" style:font-style-complex="italic"/>
    </style:style>
    <style:style style:name="T65" style:family="text">
      <style:text-properties fo:color="#000000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italic" style:font-style-complex="italic" fo:letter-spacing="normal"/>
    </style:style>
    <style:style style:name="T66" style:family="text">
      <style:text-properties fo:color="#000000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letter-spacing="normal" fo:font-style="normal" style:font-style-complex="normal"/>
    </style:style>
    <style:style style:name="T67" style:family="text">
      <style:text-properties fo:color="#000000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letter-spacing="normal" fo:font-style="italic" style:font-style-complex="italic"/>
    </style:style>
    <style:style style:name="T68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italic" style:font-style-complex="italic" fo:letter-spacing="normal"/>
    </style:style>
    <style:style style:name="T69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letter-spacing="normal" fo:font-style="normal" style:font-style-complex="normal"/>
    </style:style>
    <style:style style:name="T70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letter-spacing="normal" fo:font-style="italic" style:font-style-complex="italic"/>
    </style:style>
    <style:style style:name="T71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44336" fo:letter-spacing="normal"/>
    </style:style>
    <style:style style:name="T72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text-emphasize="none" fo:color="#f44336"/>
    </style:style>
    <style:style style:name="T73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style:use-window-font-color="true"/>
    </style:style>
    <style:style style:name="T74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784b04" fo:font-weight="normal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/>
    </style:style>
    <style:style style:name="T75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italic" style:font-style-complex="italic" fo:color="#000000"/>
    </style:style>
    <style:style style:name="T76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color="#000000" fo:font-style="normal" style:font-style-complex="normal"/>
    </style:style>
    <style:style style:name="T77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style:font-style-complex="normal" fo:color="#f44336" fo:font-weight="normal" style:text-underline-style="none" style:text-underline-color="font-color" style:text-line-through-type="none" style:text-outline="false" fo:text-shadow="none" fo:letter-spacing="normal" style:text-emphasize="none"/>
    </style:style>
    <style:style style:name="T78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fo:color="#f44336" fo:font-weight="normal" style:text-underline-style="none" style:text-underline-color="font-color" style:text-line-through-type="none" style:text-outline="false" fo:text-shadow="none" style:text-emphasize="none"/>
    </style:style>
    <style:style style:name="T79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fo:color="#f44336" fo:font-weight="normal" style:text-underline-style="none" style:text-underline-color="font-color" style:text-line-through-type="none" style:text-outline="false" fo:text-shadow="none" style:text-emphasize="none" fo:letter-spacing="normal" style:font-style-complex="normal"/>
    </style:style>
    <style:style style:name="T80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style="normal" fo:font-weight="normal" fo:letter-spacing="normal" style:font-style-complex="normal" fo:color="#000000"/>
    </style:style>
    <style:style style:name="T81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fo:color="#784b04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/>
    </style:style>
    <style:style style:name="T82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fo:font-style="italic" style:text-outline="false" fo:text-shadow="none" style:font-weight-complex="normal" style:font-style-complex="italic" style:text-emphasize="none" fo:color="#000000"/>
    </style:style>
    <style:style style:name="T83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fo:letter-spacing="normal" style:text-underline-style="none" style:text-underline-color="font-color" style:text-line-through-type="none" style:text-outline="false" fo:text-shadow="none" style:font-weight-complex="normal" style:font-style-complex="italic" style:text-emphasize="none" fo:color="#f44336" fo:font-style="normal"/>
    </style:style>
    <style:style style:name="T84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style:text-underline-style="none" style:text-underline-color="font-color" style:text-line-through-type="none" style:text-outline="false" fo:text-shadow="none" style:text-emphasize="none" fo:color="#f44336" fo:font-style="normal"/>
    </style:style>
    <style:style style:name="T85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style:text-underline-style="none" style:text-underline-color="font-color" style:text-line-through-type="none" style:text-outline="false" fo:text-shadow="none" style:text-emphasize="none" fo:font-style="normal" fo:color="#000000" fo:letter-spacing="normal" style:font-style-complex="normal"/>
    </style:style>
    <style:style style:name="T86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style:text-underline-style="none" style:text-underline-color="font-color" style:text-line-through-type="none" style:text-outline="false" fo:text-shadow="none" style:text-emphasize="none" fo:letter-spacing="normal" fo:color="#784b04" fo:font-style="italic" style:font-weight-complex="normal" style:font-style-complex="italic"/>
    </style:style>
    <style:style style:name="T87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style:text-underline-style="none" style:text-underline-color="font-color" style:text-line-through-type="none" style:text-outline="false" fo:text-shadow="none" style:text-emphasize="none" fo:letter-spacing="normal" fo:font-style="italic" style:font-weight-complex="normal" style:font-style-complex="italic" fo:color="#000000"/>
    </style:style>
    <style:style style:name="T88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style:text-underline-style="none" style:text-underline-color="font-color" style:text-line-through-type="none" style:text-outline="false" fo:text-shadow="none" style:text-emphasize="none" fo:letter-spacing="normal" style:font-weight-complex="normal" fo:color="#000000" fo:font-style="normal" style:font-style-complex="normal"/>
    </style:style>
    <style:style style:name="T89" style:family="text">
      <style:text-properties style:font-name="Segoe UI" style:letter-kerning="true" fo:language="zxx" fo:country="none" style:language-asian="zxx" style:country-asian="none" style:language-complex="zxx" style:country-complex="none" style:font-name-complex="Segoe UI" style:font-size-asian="12pt" style:font-size-complex="14pt" fo:font-weight="normal" style:text-underline-style="none" style:text-underline-color="font-color" style:text-line-through-type="none" style:text-outline="false" fo:text-shadow="none" style:text-emphasize="none" fo:letter-spacing="normal" style:font-weight-complex="normal" fo:color="#000000" fo:font-style="italic" style:font-style-complex="italic"/>
    </style:style>
    <style:style style:name="T90" style:family="text">
      <style:text-properties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text-emphasize="none" fo:color="#000000" fo:font-style="italic" fo:letter-spacing="normal" style:font-weight-complex="normal" style:font-style-complex="italic"/>
    </style:style>
    <style:style style:name="T91" style:family="text">
      <style:text-properties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text-emphasize="none" fo:color="#000000" fo:letter-spacing="normal" style:font-weight-complex="normal" fo:font-style="normal" style:font-style-complex="normal"/>
    </style:style>
    <style:style style:name="T92" style:family="text">
      <style:text-properties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text-emphasize="none" fo:color="#000000" fo:letter-spacing="normal" style:font-weight-complex="normal" fo:font-style="italic" style:font-style-complex="italic"/>
    </style:style>
    <style:style style:name="T93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f3838"/>
    </style:style>
    <style:style style:name="T94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letter-spacing="normal" fo:color="#000000"/>
    </style:style>
    <style:style style:name="T95" style:family="text">
      <style:text-properties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letter-spacing="normal" fo:color="#000000" fo:font-style="italic" style:font-style-complex="italic"/>
    </style:style>
    <style:style style:name="T96" style:family="text">
      <style:text-properties style:font-name="Segoe UI" fo:font-weight="normal" style:text-underline-style="none" style:text-underline-color="font-color" style:text-line-through-type="none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letter-spacing="normal" fo:color="#000000" fo:font-style="normal" style:font-style-complex="normal"/>
    </style:style>
    <style:style style:name="T97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/>
    </style:style>
    <style:style style:name="T98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italic" style:font-style-complex="italic"/>
    </style:style>
    <style:style style:name="T99" style:family="text">
      <style:text-properties fo:color="#000000" style:font-name="Segoe UI" fo:font-weight="normal" style:text-underline-style="none" style:text-underline-color="font-color" style:text-line-through-type="none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text-emphasize="none" fo:font-style="normal" style:font-style-complex="normal"/>
    </style:style>
    <style:style style:name="T100" style:family="text">
      <style:text-properties fo:color="#000000" style:font-name="Segoe UI" fo:font-weight="normal" style:text-underline-style="none" style:text-underline-color="font-color" style:text-line-through-type="none" fo:font-style="normal" style:text-outline="false" fo:text-shadow="none" style:letter-kerning="true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letter-spacing="normal"/>
    </style:style>
    <style:style style:name="T101" style:family="text">
      <style:text-properties fo:color="#c9211e"/>
    </style:style>
    <style:style style:name="T102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ffbf00"/>
    </style:style>
    <style:style style:name="T103" style:family="text">
      <style:text-properties style:font-name="Segoe UI" fo:font-weight="normal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weight-complex="normal" style:font-style-complex="normal" style:text-emphasize="none" fo:color="#000000"/>
    </style:style>
    <style:style style:name="T104" style:family="text">
      <style:text-properties fo:color="#5983b0"/>
    </style:style>
    <style:style style:name="T105" style:family="text">
      <style:text-properties fo:color="#bf0041"/>
    </style:style>
    <style:style style:name="T106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color="#ffbf00" fo:font-weight="bold" style:font-weight-complex="bold"/>
    </style:style>
    <style:style style:name="T107" style:family="text">
      <style:text-properties style:font-name="Segoe UI" style:text-underline-style="none" style:text-underline-color="font-color" style:text-line-through-type="none" fo:font-style="normal" style:text-outline="false" fo:text-shadow="none" style:letter-kerning="true" fo:letter-spacing="normal" fo:language="zxx" fo:country="none" style:language-asian="zxx" style:country-asian="none" style:language-complex="zxx" style:country-complex="none" style:font-name-complex="Segoe UI" style:font-size-asian="12pt" style:font-size-complex="14pt" style:font-style-complex="normal" style:text-emphasize="none" fo:color="#000000" fo:font-weight="normal" style:font-weight-complex="normal"/>
    </style:style>
    <style:style style:name="T108" style:family="text">
      <style:text-properties fo:color="#ff0000"/>
    </style:style>
    <style:style style:name="T109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40"/>
        <table:table-column table:style-name="co2" table:default-cell-style-name="ce80"/>
        <table:table-column table:style-name="co3" table:default-cell-style-name="ce80"/>
        <table:table-column table:style-name="co3" table:default-cell-style-name="ce40"/>
        <table:table-column table:style-name="co4" table:default-cell-style-name="ce80"/>
        <table:table-column table:style-name="co5" table:default-cell-style-name="ce40"/>
        <table:table-column table:style-name="co6" table:number-columns-repeated="2" table:default-cell-style-name="ce80"/>
        <table:table-column table:style-name="co7" table:default-cell-style-name="Default"/>
        <table:table-row table:style-name="ro1">
          <table:table-cell table:style-name="ce1"/>
          <table:table-cell table:style-name="ce2" office:value-type="string" calcext:value-type="string" table:number-columns-spanned="1" table:number-rows-spanned="2">
            <text:p>Tytuł raportu</text:p>
          </table:table-cell>
          <table:table-cell table:style-name="ce2" office:value-type="string" calcext:value-type="string" table:number-columns-spanned="1" table:number-rows-spanned="2">
            <text:p>Autor</text:p>
          </table:table-cell>
          <table:table-cell table:style-name="ce2" office:value-type="string" calcext:value-type="string" table:number-columns-spanned="1" table:number-rows-spanned="2">
            <text:p>Wersja dokumentu</text:p>
          </table:table-cell>
          <table:table-cell table:style-name="ce2" office:value-type="string" calcext:value-type="string" table:number-columns-spanned="1" table:number-rows-spanned="2">
            <text:p>Data</text:p>
          </table:table-cell>
          <table:table-cell table:style-name="ce2" office:value-type="string" calcext:value-type="string" table:number-columns-spanned="1" table:number-rows-spanned="2">
            <text:p>Nazwa aplikacji</text:p>
          </table:table-cell>
          <table:table-cell table:style-name="ce138" office:value-type="string" calcext:value-type="string" table:number-columns-spanned="1" table:number-rows-spanned="2">
            <text:p>Link do aplikacji</text:p>
          </table:table-cell>
          <table:table-cell table:style-name="ce1" table:number-columns-spanned="1" table:number-rows-spanned="2"/>
          <table:table-cell table:style-name="ce157" table:number-columns-spanned="1" table:number-rows-spanned="2"/>
        </table:table-row>
        <table:table-row table:style-name="ro1">
          <table:table-cell table:style-name="ce1"/>
          <table:covered-table-cell table:number-columns-repeated="5" table:style-name="ce51"/>
          <table:covered-table-cell table:style-name="ce3"/>
          <table:covered-table-cell table:style-name="ce1"/>
          <table:covered-table-cell table:style-name="ce158"/>
        </table:table-row>
        <table:table-row table:style-name="ro1">
          <table:table-cell table:style-name="ce1"/>
          <table:table-cell table:style-name="ce65" office:value-type="string" calcext:value-type="string" table:number-columns-spanned="1" table:number-rows-spanned="3">
            <text:p>Scenariusze testowe aplikacji</text:p>
          </table:table-cell>
          <table:table-cell table:style-name="ce65" office:value-type="string" calcext:value-type="string" table:number-columns-spanned="1" table:number-rows-spanned="3">
            <text:p>Andrzej Wachnicki</text:p>
          </table:table-cell>
          <table:table-cell table:style-name="ce65" office:value-type="float" office:value="1" calcext:value-type="float" table:number-columns-spanned="1" table:number-rows-spanned="3">
            <text:p>1</text:p>
          </table:table-cell>
          <table:table-cell table:style-name="ce112" office:value-type="date" office:date-value="2022-04-24" calcext:value-type="date" table:number-columns-spanned="1" table:number-rows-spanned="3">
            <text:p>24.04.2022</text:p>
          </table:table-cell>
          <table:table-cell table:style-name="ce65" office:value-type="string" calcext:value-type="string" table:number-columns-spanned="1" table:number-rows-spanned="3">
            <text:p>JaNieTakiOrk Generator RPG</text:p>
          </table:table-cell>
          <table:table-cell table:style-name="ce139" office:value-type="string" calcext:value-type="string" table:number-columns-spanned="1" table:number-rows-spanned="3">
            <text:p><text:span text:style-name="T35"><text:a xlink:href="https://github.com/MaciejGrochowski/PRI" xlink:type="simple">https://github.com/MaciejGrochowski/PRI</text:a></text:span></text:p>
          </table:table-cell>
          <table:table-cell table:style-name="ce195" table:number-columns-spanned="1" table:number-rows-spanned="3"/>
          <table:table-cell table:style-name="ce159" table:number-columns-spanned="1" table:number-rows-spanned="3"/>
        </table:table-row>
        <table:table-row table:style-name="ro1">
          <table:table-cell table:style-name="ce1"/>
          <table:covered-table-cell table:number-columns-repeated="5" table:style-name="ce65"/>
          <table:covered-table-cell table:style-name="ce140"/>
          <table:covered-table-cell table:style-name="ce195"/>
          <table:covered-table-cell table:style-name="ce160"/>
        </table:table-row>
        <table:table-row table:style-name="ro1">
          <table:table-cell table:style-name="ce1"/>
          <table:covered-table-cell table:number-columns-repeated="5" table:style-name="ce65"/>
          <table:covered-table-cell table:style-name="ce140"/>
          <table:covered-table-cell table:style-name="ce195"/>
          <table:covered-table-cell table:style-name="ce160"/>
        </table:table-row>
        <table:table-row table:style-name="ro1">
          <table:table-cell table:style-name="ce1" table:number-columns-repeated="8"/>
          <table:table-cell table:style-name="ce141"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23" office:value-type="string" calcext:value-type="string" table:number-columns-spanned="1" table:number-rows-spanned="5">
            <text:p>Założenie nowego konta użytkownika</text:p>
          </table:table-cell>
          <table:table-cell table:style-name="ce23" office:value-type="string" calcext:value-type="string" table:number-columns-spanned="1" table:number-rows-spanned="5">
            <text:p>Sprawdzenie poprawności działania funkcjonalności Założenie nowego konta użytkownika</text:p>
          </table:table-cell>
          <table:table-cell table:style-name="ce4" office:value-type="string" calcext:value-type="string" table:number-columns-spanned="1" table:number-rows-spanned="5">
            <text:p>Testy funkcjonalne</text:p>
          </table:table-cell>
          <table:table-cell table:style-name="ce23" office:value-type="string" calcext:value-type="string" table:number-columns-spanned="1" table:number-rows-spanned="5">
            <text:p>1. Przejście na stronę rejestracji konta użytkownika</text:p>
          </table:table-cell>
          <table:table-cell table:style-name="ce4" office:value-type="string" calcext:value-type="string" table:number-columns-spanned="1" table:number-rows-spanned="5">
            <text:p>1. Aktywacja założonego konta</text:p>
            <text:p>2. Przejście na stronę główną</text:p>
          </table:table-cell>
          <table:table-cell table:style-name="ce4" table:number-columns-spanned="2" table:number-rows-spanned="5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5">
            <text:p>1</text:p>
          </table:table-cell>
          <table:table-cell table:style-name="ce75" office:value-type="string" calcext:value-type="string" table:number-columns-spanned="1" table:number-rows-spanned="15">
            <text:p><text:span text:style-name="T1">#TC1:</text:span><text:span text:style-name="T2"> Użytkownik wysyła formularz z nieprawidłowymi danymi w polu </text:span><text:span text:style-name="T3">Nazwa użytkownika </text:span></text:p>
          </table:table-cell>
          <table:table-cell table:style-name="ce66" office:value-type="string" calcext:value-type="string" table:number-columns-spanned="1" table:number-rows-spanned="15">
            <text:p><text:span text:style-name="T24">Użytkownik próbuje zatwierdzić wysłanie formularza przy niewłaściwych danych podanych w polu </text:span><text:span text:style-name="T25">Nazwa użytkownika</text:span></text:p>
          </table:table-cell>
          <table:table-cell table:style-name="ce88" office:value-type="string" calcext:value-type="string" table:number-columns-spanned="1" table:number-rows-spanned="15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5">
            <text:p><text:span text:style-name="T24">1. Uzupełnij pola </text:span><text:span text:style-name="T25">Adres-email</text:span><text:span text:style-name="T30">, </text:span><text:span text:style-name="T25">Hasło</text:span><text:span text:style-name="T30"> i </text:span><text:span text:style-name="T25">Powtórz hasło</text:span><text:span text:style-name="T30"> danymi testowymi</text:span></text:p>
            <text:p><text:span text:style-name="T24">2. Uzupełnij pole Nazwa użytkownika pierwszą wartością podaną w danych testowych (Ad)</text:span></text:p>
            <text:p><text:span text:style-name="T24">3. Zaznacz opcję Akceptuję Regulamin</text:span></text:p>
            <text:p><text:span text:style-name="T24">4. Kliknij przycisk Zarejestruj</text:span></text:p>
            <text:p><text:span text:style-name="T24">5. Powtórz test  tyle razy, ile wynosi liczba wartości podanych w danych testowych dla pola Nazwa użytkownika. Za każdym razem zmień wartość z punktu 2 na kolejną podaną w danych testowych dla pola Nazwa użytkownika</text:span></text:p>
          </table:table-cell>
          <table:table-cell table:style-name="ce113" office:value-type="string" calcext:value-type="string" table:number-columns-spanned="1" table:number-rows-spanned="15">
            <text:p>Nazwa użytkownika: Ad, SlavicUbermenschRPGfan17@ </text:p>
            <text:p>Adres e-mail: kowalskimariusz715@gmail.com </text:p>
            <text:p>Hasło: Arkana56$ </text:p>
            <text:p>Powtórz hasło: Arkana56$</text:p>
          </table:table-cell>
          <table:table-cell table:style-name="ce127" office:value-type="string" calcext:value-type="string" table:number-columns-spanned="1" table:number-rows-spanned="15">
            <text:p><text:span text:style-name="T36">Wyświetlany jest komunikat </text:span><text:span text:style-name="T37">Nazwa użytkownika jest zbyt krótka</text:span> <text:span text:style-name="T38">(w przypadku wartości </text:span><text:span text:style-name="T39">Ad</text:span><text:span text:style-name="T40">) </text:span><text:span text:style-name="T41">lub  </text:span><text:span text:style-name="T42">Nazwa użytkownika jest zbyt długa</text:span><text:span text:style-name="T43"> </text:span><text:span text:style-name="T44"> </text:span><text:span text:style-name="T43">(w przypadku wartości </text:span><text:span text:style-name="T45">SlavicUbermenschRPGfan17@</text:span><text:span text:style-name="T46">). </text:span><text:span text:style-name="T47">Przycisk</text:span><text:span text:style-name="T48"> Zarejestruj </text:span><text:span text:style-name="T47">jest nieaktywny</text:span><text:span text:style-name="T48">, a jego k</text:span><text:span text:style-name="T47">liknięcie nie powoduje wysłania formularza.</text:span></text:p>
          </table:table-cell>
          <table:table-cell table:style-name="ce71" office:value-type="string" calcext:value-type="string" table:number-columns-spanned="1" table:number-rows-spanned="15">
            <text:p><text:span text:style-name="T97">Użytkownik pozostaje na stronie rejestracji i widzi komunikat o błędzie poniżej pola </text:span><text:span text:style-name="T98">Nazwa użytkownika</text:span>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7"/>
          <table:covered-table-cell table:style-name="ce114"/>
          <table:covered-table-cell table:number-columns-repeated="2"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97"/>
          <table:covered-table-cell table:number-columns-repeated="2"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97"/>
          <table:covered-table-cell table:number-columns-repeated="2"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80"/>
          <table:covered-table-cell table:number-columns-repeated="2"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style-name="ce80"/>
          <table:covered-table-cell table:number-columns-repeated="2"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5">
            <text:p>1</text:p>
          </table:table-cell>
          <table:table-cell table:style-name="ce28" office:value-type="string" calcext:value-type="string" table:number-columns-spanned="1" table:number-rows-spanned="15">
            <text:p><text:span text:style-name="T4">#TC2:</text:span> Użytkownik wysyła formularz z nieprawidłową długością hasła</text:p>
          </table:table-cell>
          <table:table-cell table:style-name="ce28" office:value-type="string" calcext:value-type="string" table:number-columns-spanned="1" table:number-rows-spanned="15">
            <text:p>Użytkownik próbuje zatwierdzić wysłanie formularza przy podaniu hasła <text:s/>o niewłaściwej długości w polu Hasło</text:p>
          </table:table-cell>
          <table:table-cell table:style-name="ce52" office:value-type="string" calcext:value-type="string" table:number-columns-spanned="1" table:number-rows-spanned="15">
            <text:p>Użytkownik znajduje się na stronie rejestracji konta</text:p>
          </table:table-cell>
          <table:table-cell table:style-name="ce108" office:value-type="string" calcext:value-type="string" table:number-columns-spanned="1" table:number-rows-spanned="15">
            <text:p>1. Uzupełnij pola Nazwa użytkownika i Adres e-mail  pierwszą wartością podaną w danych testowych (RPGFan17 dla pola Nazwa użytkownika i  kowalskimariusz715@gmail.com dla pola Adres e-mail) </text:p>
            <text:p>2. Uzupełnij pole Hasło pierwszą wartością podaną w danych testowych (Ag) </text:p>
            <text:p>3. Uzupełnij pole Powtórz hasło taką samą wartością jaką podałeś w punkcie 2 </text:p>
            <text:p>4. Zaznacz opcję Akceptuję Regulamin </text:p>
            <text:p>5. Kliknij przycisk Zarejestruj </text:p>
            <text:p>6. Powtórz test tyle razy, ile wynosi liczba wartości podanych w danych testowych dla pola Hasło. Za każdym razem zmień wartość z punktu 1 i 2 na kolejną podaną w danych testowych dla pól Nazwa użytkownika, Adres e-mail i Hasło.</text:p>
          </table:table-cell>
          <table:table-cell table:style-name="ce163" office:value-type="string" calcext:value-type="string" table:number-columns-spanned="1" table:number-rows-spanned="15">
            <text:p>Nazwa użytkownika:  RPGFan17,  Ryu </text:p>
            <text:p>Adres e-mail: kowalskimariusz715@gmail.com, ryuuken989@gmail.com </text:p>
            <text:p>Hasło: Ag, SlavicUbermenschRPGfan17@SlavicUbermenschRPGfan17@SlavicUberm17@S </text:p>
            <text:p>Powtórz hasło: wartości w polu Hasło</text:p>
          </table:table-cell>
          <table:table-cell table:style-name="ce130" office:value-type="string" calcext:value-type="string" table:number-columns-spanned="1" table:number-rows-spanned="15">
            <text:p><text:span text:style-name="T49">Wyświetlany jest komunikat </text:span><text:span text:style-name="T50">Hasło</text:span><text:span text:style-name="T51"> jest zbyt krótkie</text:span> <text:span text:style-name="T52">(w przypadku wartości </text:span><text:span text:style-name="T53">Ag</text:span><text:span text:style-name="T54">) </text:span><text:span text:style-name="T55">lub  </text:span><text:span text:style-name="T56">Hasło</text:span><text:span text:style-name="T57"> jest zbyt długie </text:span><text:span text:style-name="T58">(w przypadku wartości </text:span><text:span text:style-name="T59">Slavic UbermenschRPGfan17@Slavic UbermenschRPGfan17@Slavic Ubermt</text:span><text:span text:style-name="T60">). </text:span><text:span text:style-name="T61">Przycisk</text:span><text:span text:style-name="T62"> Zarejestruj </text:span><text:span text:style-name="T61">jest nieaktywny</text:span><text:span text:style-name="T62">, a jego k</text:span><text:span text:style-name="T61">liknięcie nie powoduje wysłania formularza.</text:span></text:p>
          </table:table-cell>
          <table:table-cell table:style-name="ce71" office:value-type="string" calcext:value-type="string" table:number-columns-spanned="1" table:number-rows-spanned="15">
            <text:p><text:span text:style-name="T97">Użytkownik pozostaje na stronie rejestracji i widzi komunikat o błędzie poniżej pola </text:span><text:span text:style-name="T98">Hasło</text:span>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 table:style-name="ce49"/>
          <table:covered-table-cell/>
          <table:covered-table-cell table:style-name="ce98"/>
          <table:covered-table-cell table:style-name="ce114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97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116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number-columns-repeated="2" table:style-name="ce98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7">
            <text:p>1</text:p>
          </table:table-cell>
          <table:table-cell table:style-name="ce28" office:value-type="string" calcext:value-type="string" table:number-columns-spanned="1" table:number-rows-spanned="17">
            <text:p><text:span text:style-name="T4">#TC3:</text:span> Użytkownik wysyła formularz z nieprawidłową wartością podaną w polu Discord</text:p>
          </table:table-cell>
          <table:table-cell table:style-name="ce66" office:value-type="string" calcext:value-type="string" table:number-columns-spanned="1" table:number-rows-spanned="17">
            <text:p><text:span text:style-name="T24">Użytkownik próbuje zatwierdzić wysłanie formularza przy podaniu niewłaściwej wartości w polu </text:span><text:span text:style-name="T25">Discord</text:span></text:p>
          </table:table-cell>
          <table:table-cell table:style-name="ce52" office:value-type="string" calcext:value-type="string" table:number-columns-spanned="1" table:number-rows-spanned="17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7">
            <text:p>1. Uzupełnij pola Nazwa użytkownika, Adres e-mail, Hasło, Powtórz hasło danymi testowymi </text:p>
            <text:p>2. Uzupełnij pole Discord pierwszą wartością podaną w danych testowych (Ork#12345) </text:p>
            <text:p>3. Zaznacz opcję Akceptuję Regulamin </text:p>
            <text:p>4. Kliknij przycisk Zarejestruj </text:p>
            <text:p>5. Powtórz test tyle razy, ile wynosi liczba wartości podanych w danych testowych dla pola Discord. Za każdym razem zmień wartość z punktu 2 na kolejną podaną w danych testowych dla pola Discord</text:p>
          </table:table-cell>
          <table:table-cell table:style-name="ce87" office:value-type="string" calcext:value-type="string" table:number-columns-spanned="1" table:number-rows-spanned="17">
            <text:p>Nazwa użytkownika: RPGFan17 </text:p>
            <text:p>Adres e-mail: kowalskimariusz715@gmail.com </text:p>
            <text:p>Hasło: Arkana56$ </text:p>
            <text:p>Powtórz hasło: Arkana56$ </text:p>
            <text:p>Discord:  Ork#12345, Ork#475</text:p>
          </table:table-cell>
          <table:table-cell table:style-name="ce188" office:value-type="string" calcext:value-type="string" table:number-columns-spanned="1" table:number-rows-spanned="17">
            <text:p><text:span text:style-name="T63">Wyświetlany jest komunikat informujący o niepoprawnej wartości wprowadzonej w polu </text:span><text:span text:style-name="T64">Discord</text:span><text:span text:style-name="T65">. </text:span><text:span text:style-name="T66">Przycisk</text:span><text:span text:style-name="T67"> Zarejestruj </text:span><text:span text:style-name="T66">jest nieaktywny</text:span><text:span text:style-name="T67">, a jego k</text:span><text:span text:style-name="T66">liknięcie nie powoduje wysłania formularza.</text:span></text:p>
          </table:table-cell>
          <table:table-cell table:style-name="ce28" office:value-type="string" calcext:value-type="string" table:number-columns-spanned="1" table:number-rows-spanned="17">
            <text:p>Użytkownik pozostaje na stronie rejestracji i widzi komunikat o błędzie poniżej pola Discord</text:p>
          </table:table-cell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100"/>
          <table:covered-table-cell table:style-name="ce114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 table:style-name="ce97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 table:style-name="ce106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101"/>
          <table:covered-table-cell table:style-name="ce100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3">
            <text:p>1</text:p>
          </table:table-cell>
          <table:table-cell table:style-name="ce28" office:value-type="string" calcext:value-type="string" table:number-columns-spanned="1" table:number-rows-spanned="13">
            <text:p><text:span text:style-name="T4">#TC4:</text:span> Użytkownik wysyła formularz z nieprawidłową długością opisu profilu</text:p>
          </table:table-cell>
          <table:table-cell table:style-name="ce71" office:value-type="string" calcext:value-type="string" table:number-columns-spanned="1" table:number-rows-spanned="13">
            <text:p><text:span text:style-name="T24">Użytkownik próbuje zatwierdzić wysłanie formularza przy podaniu opisu profilu o niewłaściwej długości w polu </text:span><text:span text:style-name="T25">Opis profilu</text:span></text:p>
          </table:table-cell>
          <table:table-cell table:style-name="ce52" office:value-type="string" calcext:value-type="string" table:number-columns-spanned="1" table:number-rows-spanned="13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3">
            <text:p>1. Uzupełnij pola Nazwa użytkownika, Adres e-mail, Hasło, Powtórz hasło i Opis profilu danymi testowymi </text:p>
            <text:p>2. Zaznacz opcję Akceptuję Regulamin </text:p>
            <text:p>3. Kliknij przycisk Zarejestruj</text:p>
          </table:table-cell>
          <table:table-cell table:style-name="ce87" office:value-type="string" calcext:value-type="string" table:number-columns-spanned="1" table:number-rows-spanned="13">
            <text:p>Nazwa użytkownika: RPGFan17 </text:p>
            <text:p>Adres e-mail: kowalskimariusz715@gmail.com </text:p>
            <text:p>Hasło: Arkana56$ </text:p>
            <text:p>Powtórz hasło: Arkana56$ </text:p>
            <text:p>Opis profilu: dowolny ciąg znaków o długości 1001</text:p>
          </table:table-cell>
          <table:table-cell table:style-name="ce188" office:value-type="string" calcext:value-type="string" table:number-columns-spanned="1" table:number-rows-spanned="13">
            <text:p><text:span text:style-name="T24">Wyświetlany jest komunikat informujący o niepoprawnej długości opisu w polu </text:span><text:span text:style-name="T25">Opis profilu</text:span><text:span text:style-name="T68">. </text:span><text:span text:style-name="T69">Przycisk</text:span><text:span text:style-name="T70"> Zarejestruj </text:span><text:span text:style-name="T69">jest nieaktywny</text:span><text:span text:style-name="T70">, a jego k</text:span><text:span text:style-name="T69">liknięcie nie powoduje wysłania formularza.</text:span></text:p>
          </table:table-cell>
          <table:table-cell table:style-name="ce28" office:value-type="string" calcext:value-type="string" table:number-columns-spanned="1" table:number-rows-spanned="13">
            <text:p>Użytkownik pozostaje na stronie rejestracji i widzi komunikat o błędzie poniżej pola Opis profilu</text:p>
          </table:table-cell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 table:style-name="ce117"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 table:style-name="ce97"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 table:style-name="ce106"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 table:style-name="ce101"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 table:style-name="ce118"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 table:style-name="ce118"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number-columns-repeated="2" table:style-name="ce129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3">
            <text:p>1</text:p>
          </table:table-cell>
          <table:table-cell table:style-name="ce28" office:value-type="string" calcext:value-type="string" table:number-columns-spanned="1" table:number-rows-spanned="13">
            <text:p><text:span text:style-name="T5">#TC5: </text:span><text:span text:style-name="T6">Użytkownik wysyła formularz z nieprawidłową wartością hasła</text:span></text:p>
          </table:table-cell>
          <table:table-cell table:style-name="ce66" office:value-type="string" calcext:value-type="string" table:number-columns-spanned="1" table:number-rows-spanned="13">
            <text:p><text:span text:style-name="T24">Użytkownik próbuje zatwierdzić wysłanie formularza przy podaniu hasła o niewłaściwym formacie w polu </text:span><text:span text:style-name="T25">Hasło</text:span></text:p>
          </table:table-cell>
          <table:table-cell table:style-name="ce52" office:value-type="string" calcext:value-type="string" table:number-columns-spanned="1" table:number-rows-spanned="13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3">
            <text:p>1. Uzupełnij pola Nazwa użytkownika i Adres e-mail danymi testowymi </text:p>
            <text:p>2. Uzupełnij pole Hasło pierwszą wartością podaną w danych testowych (arkana56$) </text:p>
            <text:p>3. Uzupełnij pole Powtórz hasło taką samą wartością jaką podałeś w punkcie 2 </text:p>
            <text:p>4. Zaznacz opcję Akceptuję Regulamin </text:p>
            <text:p>5. Kliknij przycisk Zarejestruj </text:p>
            <text:p>6. Powtórz test tyle razy, ile wynosi liczba wartości podanych w danych testowych dla pola Hasło. Za każdym razem zmień wartość z punktu 2 na kolejną podaną w danych testowych dla pola Hasło</text:p>
          </table:table-cell>
          <table:table-cell table:style-name="ce87" office:value-type="string" calcext:value-type="string" table:number-columns-spanned="1" table:number-rows-spanned="13">
            <text:p>Nazwa użytkownika: RPGFan17 </text:p>
            <text:p>Adres e-mail: kowalskimariusz715@gmail.com </text:p>
            <text:p>Hasło: arkana56$, Arkana$, Arkana56 </text:p>
            <text:p>Powtórz hasło: arkana56$, Arkana$, Arkana56</text:p>
          </table:table-cell>
          <table:table-cell table:style-name="ce132" office:value-type="string" calcext:value-type="string" table:number-columns-spanned="1" table:number-rows-spanned="13">
            <text:p><text:span text:style-name="T24">Wyświetlany jest komunikat </text:span><text:span text:style-name="T71">Has</text:span><text:span text:style-name="T72">ło musi posiadać co najmniej jedną wielką literę </text:span><text:span text:style-name="T73">(w przypadku wartości </text:span><text:span text:style-name="T74">arkana56$</text:span><text:span text:style-name="T75">) </text:span><text:span text:style-name="T76">lub </text:span><text:span text:style-name="T77">Has</text:span><text:span text:style-name="T78">ło musi posiadać co najmniej jedną liczbę</text:span><text:span text:style-name="T79"> </text:span><text:span text:style-name="T80">(w przypadku wartości </text:span><text:span text:style-name="T81">Arkana$</text:span><text:span text:style-name="T82">) lub </text:span><text:span text:style-name="T83">Has</text:span><text:span text:style-name="T84">ło musi posiadać co najmniej jeden znak specjalny </text:span><text:span text:style-name="T85">(w przypadku wartości </text:span><text:span text:style-name="T86">Arkana56</text:span><text:span text:style-name="T87">). </text:span><text:span text:style-name="T88">Przycisk</text:span><text:span text:style-name="T89"> Zarejestruj </text:span><text:span text:style-name="T88">jest nieaktywny</text:span><text:span text:style-name="T89">, a jego k</text:span><text:span text:style-name="T88">liknięcie nie powoduje wysłania formularza.</text:span></text:p>
          </table:table-cell>
          <table:table-cell table:style-name="ce28" office:value-type="string" calcext:value-type="string" table:number-columns-spanned="1" table:number-rows-spanned="13">
            <text:p>Użytkownik pozostaje na stronie rejestracji i widzi komunikat o błędzie poniżej pola Hasło</text:p>
          </table:table-cell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7"/>
          <table:covered-table-cell table:style-name="ce117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 table:style-name="ce97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 table:style-name="ce97"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98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covered-table-cell/>
          <table:covered-table-cell table:style-name="ce77"/>
          <table:covered-table-cell table:style-name="ce50"/>
          <table:covered-table-cell/>
          <table:covered-table-cell table:style-name="ce40"/>
          <table:covered-table-cell/>
          <table:covered-table-cell table:style-name="ce129"/>
          <table:covered-table-cell table:style-name="ce128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4">
            <text:p>1</text:p>
          </table:table-cell>
          <table:table-cell table:style-name="ce31" office:value-type="string" calcext:value-type="string" table:number-columns-spanned="1" table:number-rows-spanned="14">
            <text:p><text:span text:style-name="T5">#TC6: </text:span><text:span text:style-name="T6">Użytkownik wysyła formularz z niepasującymi do siebie wartościami w polach </text:span><text:span text:style-name="T7">Hasło</text:span><text:span text:style-name="T8"> i </text:span><text:span text:style-name="T7">Powtórz hasło</text:span></text:p>
          </table:table-cell>
          <table:table-cell table:style-name="ce71" office:value-type="string" calcext:value-type="string" table:number-columns-spanned="1" table:number-rows-spanned="14">
            <text:p><text:span text:style-name="T24">Użytkownik próbuje zatwierdzić wysłanie formularza przy podaniu różnych od siebie danych o w polach </text:span><text:span text:style-name="T25">Hasło i Powtórz hasło</text:span></text:p>
          </table:table-cell>
          <table:table-cell table:style-name="ce52" office:value-type="string" calcext:value-type="string" table:number-columns-spanned="1" table:number-rows-spanned="14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4">
            <text:p>1. Uzupełnij pola Nazwa użytkownika, Adres e-mail, Hasło i Powtórz hasło danymi testowymi </text:p>
            <text:p>2. Zaznacz opcję Akceptuję Regulamin </text:p>
            <text:p>3. Kliknij przycisk Zarejestruj</text:p>
          </table:table-cell>
          <table:table-cell table:style-name="ce87" office:value-type="string" calcext:value-type="string" table:number-columns-spanned="1" table:number-rows-spanned="14">
            <text:p>Nazwa użytkownika: RPGFan17 </text:p>
            <text:p>Adres e-mail: kowalskimariusz715@gmail.com </text:p>
            <text:p>Hasło: Arkana56$ </text:p>
            <text:p>Powtórz hasło: Arkana565$</text:p>
          </table:table-cell>
          <table:table-cell table:style-name="ce133" office:value-type="string" calcext:value-type="string" table:number-columns-spanned="1" table:number-rows-spanned="14">
            <text:p><text:span text:style-name="T24">Wyświetlany jest komunikat </text:span><text:span text:style-name="T71">Has</text:span><text:span text:style-name="T72">ła nie są takie same</text:span><text:span text:style-name="T90">. </text:span><text:span text:style-name="T91">Przycisk</text:span><text:span text:style-name="T92"> Zarejestruj </text:span><text:span text:style-name="T91">jest nieaktywny</text:span><text:span text:style-name="T92">, a jego k</text:span><text:span text:style-name="T91">liknięcie nie powoduje wysłania formularza.</text:span></text:p>
          </table:table-cell>
          <table:table-cell table:style-name="ce28" office:value-type="string" calcext:value-type="string" table:number-columns-spanned="1" table:number-rows-spanned="14">
            <text:p>Użytkownik pozostaje na stronie rejestracji i widzi komunikat o błędzie poniżej pola Powtórz hasło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117"/>
          <table:covered-table-cell table:number-columns-repeated="2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8"/>
          <table:covered-table-cell table:style-name="ce106"/>
          <table:covered-table-cell table:number-columns-repeated="2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style-name="ce106"/>
          <table:covered-table-cell table:number-columns-repeated="2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 table:number-columns-repeated="3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4">
            <text:p>1</text:p>
          </table:table-cell>
          <table:table-cell table:style-name="ce38" office:value-type="string" calcext:value-type="string" table:number-columns-spanned="1" table:number-rows-spanned="14">
            <text:p><text:span text:style-name="T9">#TC7: </text:span><text:span text:style-name="T10">Użytkownik wysyła formularz z nieprawidłowym e-mailem</text:span></text:p>
          </table:table-cell>
          <table:table-cell table:style-name="ce66" office:value-type="string" calcext:value-type="string" table:number-columns-spanned="1" table:number-rows-spanned="14">
            <text:p><text:span text:style-name="T24">Użytkownik próbuje zatwierdzić wysłanie formularza przy podaniu adresu e-mail o niewłaściwym formacie w polu </text:span><text:span text:style-name="T25">Adres e-mail</text:span></text:p>
          </table:table-cell>
          <table:table-cell table:style-name="ce52" office:value-type="string" calcext:value-type="string" table:number-columns-spanned="1" table:number-rows-spanned="14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4">
            <text:p>1. Uzupełnij pola Nazwa użytkownika, Hasło i Powtórz hasło danymi testowymi </text:p>
            <text:p>2. Uzupełnij pole Adres e-mail pierwszą wartością podaną w danych testowych (testowygmail.com) </text:p>
            <text:p>3. Zaznacz opcję Akceptuję Regulamin </text:p>
            <text:p>4. Kliknij przycisk Zarejestruj </text:p>
            <text:p>5. Powtórz test tyle razy, ile wynosi liczba wartości podanych w danych testowych dla pola Adres e-mail. Za każdym razem zmień wartość z punktu 2 na kolejną podaną w danych testowych dla pola Adres e-mail</text:p>
          </table:table-cell>
          <table:table-cell table:style-name="ce87" office:value-type="string" calcext:value-type="string" table:number-columns-spanned="1" table:number-rows-spanned="14">
            <text:p>Nazwa użytkownika: RPGFan17 </text:p>
            <text:p>Adres e-mail: testowygmail.com, @testowygmail.com, testowy@.com, testowy@gmail, testowy@gmail.c </text:p>
            <text:p>Hasło: Arkana56$ </text:p>
            <text:p>Powtórz hasło: Arkana56$</text:p>
          </table:table-cell>
          <table:table-cell table:style-name="ce134" office:value-type="string" calcext:value-type="string" table:number-columns-spanned="1" table:number-rows-spanned="14">
            <text:p><text:span text:style-name="T24">Wyświetlany jest komunikat </text:span><text:span text:style-name="T93">"</text:span><text:span text:style-name="T71">Podaj poprawny adres e-mail." </text:span><text:span text:style-name="T94">dla wszystkich wartości z danych testowych dotyczących pola Adres e-mail</text:span><text:span text:style-name="T95">. </text:span><text:span text:style-name="T96">Przycisk</text:span><text:span text:style-name="T95"> Zarejestruj </text:span><text:span text:style-name="T96">jest nieaktywny</text:span><text:span text:style-name="T95">, a jego k</text:span><text:span text:style-name="T96">liknięcie nie powoduje wysłania formularza.</text:span></text:p>
          </table:table-cell>
          <table:table-cell table:style-name="ce28" office:value-type="string" calcext:value-type="string" table:number-columns-spanned="1" table:number-rows-spanned="14">
            <text:p>Użytkownik pozostaje na stronie rejestracji i widzi komunikat o błędzie poniżej pola Adres e-mail.</text:p>
          </table:table-cell>
          <table:table-cell/>
        </table:table-row>
        <table:table-row table:style-name="ro1">
          <table:covered-table-cell table:number-columns-repeated="4"/>
          <table:covered-table-cell table:style-name="ce102"/>
          <table:covered-table-cell table:style-name="ce119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94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94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8: </text:span><text:span text:style-name="T6">Użytkownik wysyła formularz z pustymi polami</text:span></text:p>
          </table:table-cell>
          <table:table-cell table:style-name="ce71" office:value-type="string" calcext:value-type="string" table:number-columns-spanned="1" table:number-rows-spanned="11">
            <text:p><text:span text:style-name="T24">Użytkownik próbuje zatwierdzić wysłanie formularza </text:span><text:span text:style-name="T25">dla pustego formularza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1">
            <text:p>1. Zaznacz opcję Akceptuję Regulamin </text:p>
            <text:p>2. Kliknij przycisk Zarejestruj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71" office:value-type="string" calcext:value-type="string" table:number-columns-spanned="1" table:number-rows-spanned="11">
            <text:p><text:span text:style-name="T97">Przycisk</text:span><text:span text:style-name="T98"> Zarejestruj </text:span><text:span text:style-name="T99">jest nieaktywny</text:span><text:span text:style-name="T98">, a jego k</text:span><text:span text:style-name="T99">liknięcie nie powoduje wysłania formularza.</text:span></text:p>
          </table:table-cell>
          <table:table-cell table:style-name="ce28" office:value-type="string" calcext:value-type="string" table:number-columns-spanned="1" table:number-rows-spanned="11">
            <text:p>Użytkownik pozostaje na stronie rejestracji i nie może wysłać formularza.</text:p>
          </table:table-cell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number-columns-repeated="3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9: </text:span><text:span text:style-name="T6">Użytkownik wysyła formularz z nieprawidłowym linkiem do facebooka</text:span></text:p>
          </table:table-cell>
          <table:table-cell table:style-name="ce66" office:value-type="string" calcext:value-type="string" table:number-columns-spanned="1" table:number-rows-spanned="11">
            <text:p><text:span text:style-name="T24">Użytkownik próbuje zatwierdzić wysłanie formularza przy podaniu linku do facebooka o niewłaściwym formacie w polu </text:span><text:span text:style-name="T25">Link do facebooka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1">
            <text:p>1. Uzupełnij pola Nazwa użytkownika, Adres e-mail, Hasło i Powtórz hasło danymi testowymi </text:p>
            <text:p>2. Uzupełnij pole Link do facebooka pierwszą wartością podaną w danych testowych (AAAAAAqwewe12323) </text:p>
            <text:p>3. Zaznacz opcję Akceptuję Regulamin </text:p>
            <text:p>4. Kliknij przycisk Zarejestruj </text:p>
            <text:p>5. Powtórz test tyle razy, ile wynosi liczba wartości podanych w danych testowych dla pola Link do facebooka. Za każdym razem zmień wartość z punktu 2 na kolejną podaną w danych testowych dla pola Link do facebooka.</text:p>
          </table:table-cell>
          <table:table-cell table:style-name="ce87" office:value-type="string" calcext:value-type="string" table:number-columns-spanned="1" table:number-rows-spanned="11">
            <text:p>Nazwa użytkownika: RPGFan1766 </text:p>
            <text:p>Adres e-mail: kowalskimariusz715@gmail.com </text:p>
            <text:p>Hasło: Arkana56$ </text:p>
            <text:p>Powtórz hasło: Arkana56$ </text:p>
            <text:p>Link do facebooka: AAAAAAqwewe12323, &lt;s&gt;Profil&lt;/s&gt;,  https://allegro.pl/dzial/moda</text:p>
          </table:table-cell>
          <table:table-cell table:style-name="ce135" office:value-type="string" calcext:value-type="string" table:number-columns-spanned="1" table:number-rows-spanned="11">
            <text:p><text:span text:style-name="T24">Za każdym razem wyświetlany jest komunikat </text:span><text:span text:style-name="T100">o błędzie poniżej pola </text:span><text:span text:style-name="T70">Link do facebooka. </text:span><text:span text:style-name="T69">Przycisk</text:span><text:span text:style-name="T70"> Zarejestruj </text:span><text:span text:style-name="T69">jest nieaktywny</text:span><text:span text:style-name="T70">, a jego k</text:span><text:span text:style-name="T69">liknięcie nie powoduje wysłania formularza.</text:span></text:p>
          </table:table-cell>
          <table:table-cell table:style-name="ce28" office:value-type="string" calcext:value-type="string" table:number-columns-spanned="1" table:number-rows-spanned="11">
            <text:p>Użytkownik pozostaje na stronie rejestracji i widzi komunikat o błędzie poniżej pola Link do facebooka.</text:p>
          </table:table-cell>
          <table:table-cell/>
        </table:table-row>
        <table:table-row table:style-name="ro1">
          <table:covered-table-cell table:number-columns-repeated="4"/>
          <table:covered-table-cell table:style-name="ce102"/>
          <table:covered-table-cell table:style-name="ce120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94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94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94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21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10: </text:span><text:span text:style-name="T6">Użytkownik wysyła formularz bez akceptacji Regulaminu</text:span></text:p>
          </table:table-cell>
          <table:table-cell table:style-name="ce28" office:value-type="string" calcext:value-type="string" table:number-columns-spanned="1" table:number-rows-spanned="11">
            <text:p>Użytkownik próbuje zatwierdzić wysłanie formularza przy podaniu wszystkich wymaganych prawidłowych danych, jednak bez zaakceptowania Regulaminu</text:p>
          </table:table-cell>
          <table:table-cell table:style-name="ce52" office:value-type="string" calcext:value-type="string" table:number-columns-spanned="1" table:number-rows-spanned="11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1">
            <text:p>1. Uzupełnij pola Nazwa użytkownika, Adres e-mail, Hasło i Powtórz hasło danymi testowymi </text:p>
            <text:p>2. Nie zaznaczaj opcji Akceptuję Regulamin </text:p>
            <text:p>3. Kliknij przycisk Zarejestruj</text:p>
          </table:table-cell>
          <table:table-cell table:style-name="ce163" office:value-type="string" calcext:value-type="string" table:number-columns-spanned="1" table:number-rows-spanned="11">
            <text:p>Nazwa użytkownika:  RPGFan17 </text:p>
            <text:p>Adres e-mail: kowalskimariusz715@gmail.com </text:p>
            <text:p>Hasło: Arkana56$ </text:p>
            <text:p>Powtórz hasło: Arkana56$</text:p>
          </table:table-cell>
          <table:table-cell table:style-name="ce71" office:value-type="string" calcext:value-type="string" table:number-columns-spanned="1" table:number-rows-spanned="11">
            <text:p><text:span text:style-name="T97">Przycisk </text:span><text:span text:style-name="T98">Zarejestruj</text:span><text:span text:style-name="T99"> jest niedostępny, a jego kliknięcie nie powoduje żadnej akcji (komunikat o utworzeniu konta użytkownika lub przekierowanie na inną stronę aplikacji).</text:span></text:p>
          </table:table-cell>
          <table:table-cell table:style-name="ce28" office:value-type="string" calcext:value-type="string" table:number-columns-spanned="1" table:number-rows-spanned="11">
            <text:p>Użytkownik pozostaje na stronie rejestracji</text:p>
          </table:table-cell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120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102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2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38" office:value-type="string" calcext:value-type="string">
            <text:p><text:span text:style-name="T5">#TC11: </text:span><text:span text:style-name="T6">Użytkownik wysyła formularz z prawidłową długością hasła</text:span></text:p>
          </table:table-cell>
          <table:table-cell table:style-name="ce53" office:value-type="string" calcext:value-type="string">
            <text:p>Użytkownik próbuje zatwierdzić wysłanie formularza przy podaniu hasła o właściwej długości w polu Hasło</text:p>
          </table:table-cell>
          <table:table-cell table:style-name="ce52" office:value-type="string" calcext:value-type="string">
            <text:p>Użytkownik znajduje się na stronie rejestracji konta</text:p>
          </table:table-cell>
          <table:table-cell table:style-name="ce108" office:value-type="string" calcext:value-type="string">
            <text:p>1. Uzupełnij pola Nazwa użytkownika i Adres e-mail  pierwszą wartością podaną w danych testowych (RPGFan17 dla pola Nazwa użytkownika i  pierwszy adres e-mail wygenerowany na stronie https://temp-mail.org/pl/ dla pola Adres e-mail) </text:p>
            <text:p>2. Uzupełnij pole Hasło pierwszą wartością podaną w danych testowych (Ag) </text:p>
            <text:p>3. Uzupełnij pole Powtórz hasło taką samą wartością jaką podałeś w punkcie 2 </text:p>
            <text:p>4. Zaznacz opcję Akceptuję Regulamin </text:p>
            <text:p>5. Kliknij przycisk Zarejestruj </text:p>
            <text:p>6. Otwórz stronę https://temp-mail.org/pl/ i sprawdź czy w skrzynce odbiorczej tymczasowego adresu e-mail widnieje wiadomość z linkiem aktywacyjnym do konta </text:p>
            <text:p>7. Powtórz test tyle razy, ile wynosi liczba wartości podanych w danych testowych dla pola Hasło. Za każdym razem zmień wartość z punktu 1 i 2 na kolejną podaną w danych testowych dla pól Nazwa użytkownika, Adres e-mail i Hasło (dla pola Adres e-mail wygeneruj nowy adres e-mail).</text:p>
          </table:table-cell>
          <table:table-cell table:style-name="ce163" office:value-type="string" calcext:value-type="string">
            <text:p>Nazwa użytkownika:  RPGFan17, Ryu </text:p>
            <text:p>Adres e-mail:  2 tymczasowe adresy e-mail </text:p>
            <text:p>Hasło: A1@, SlavicUbermenschRPGfan17@SlavicUbermenschRPGfan17@SlavicUberm17@ </text:p>
            <text:p>Powtórz hasło: wartości w polu Hasło</text:p>
          </table:table-cell>
          <table:table-cell table:style-name="ce136" office:value-type="string" calcext:value-type="string">
            <text:p><text:span text:style-name="T97">Przycisk</text:span><text:span text:style-name="T98"> Zarejestruj </text:span><text:span text:style-name="T99">jest aktywny</text:span><text:span text:style-name="T98">, a jego k</text:span><text:span text:style-name="T99">liknięcie powoduje wysłanie formularza rejestracji.</text:span></text:p>
          </table:table-cell>
          <table:table-cell table:style-name="ce170" office:value-type="string" calcext:value-type="string">
            <text:p>Użytkownik pozostaje na stronie rejestracji, powinien on otrzymać wiadomość z linkiem aktywacyjnym na podany w rejestracji adres e-mail.</text:p>
          </table:table-cell>
          <table:table-cell/>
        </table:table-row>
        <table:table-row table:style-name="ro1">
          <table:table-cell table:style-name="ce12" office:value-type="float" office:value="2" calcext:value-type="float" table:number-columns-spanned="1" table:number-rows-spanned="13">
            <text:p>2</text:p>
          </table:table-cell>
          <table:table-cell table:style-name="ce32" office:value-type="string" calcext:value-type="string" table:number-columns-spanned="1" table:number-rows-spanned="13">
            <text:p><text:span text:style-name="T9">#TC12: </text:span><text:span text:style-name="T10">Użytkownik wysyła formularz z prawidłowymi danymi</text:span></text:p>
          </table:table-cell>
          <table:table-cell table:style-name="ce28" office:value-type="string" calcext:value-type="string" table:number-columns-spanned="1" table:number-rows-spanned="13">
            <text:p>Użytkownik próbuje zatwierdzić wysłanie formularza rejestracji przy podaniu wszystkich prawidłowych danych</text:p>
          </table:table-cell>
          <table:table-cell table:style-name="ce52" office:value-type="string" calcext:value-type="string" table:number-columns-spanned="1" table:number-rows-spanned="13">
            <text:p>Użytkownik znajduje się na stronie rejestracji konta</text:p>
          </table:table-cell>
          <table:table-cell table:style-name="ce71" office:value-type="string" calcext:value-type="string" table:number-columns-spanned="1" table:number-rows-spanned="13">
            <text:p>1. Uzupełnij pola Nazwa użytkownika, Adres e-mail, Hasło, Powtórz hasło, Link do facebooka, Discord i Opis profilu danymi testowymi </text:p>
            <text:p>2. Zaznacz opcję Akceptuję Regulamin </text:p>
            <text:p>3. Kliknij przycisk Zarejestruj </text:p>
            <text:p>4. Zaloguj się na adres e-mail podany w danych testowych </text:p>
            <text:p>5. Sprawdź czy otrzymałeś link aktywacyjny do konta </text:p>
            <text:p>6. Użyj wspomnianego linku do aktywowania stworzonego konta</text:p>
          </table:table-cell>
          <table:table-cell table:style-name="ce163" office:value-type="string" calcext:value-type="string" table:number-columns-spanned="1" table:number-rows-spanned="13">
            <text:p>Nazwa użytkownika:  RPGFan17 </text:p>
            <text:p>Adres e-mail: kowalskimariusz715@gmail.com </text:p>
            <text:p>Hasło: Arkana56$ </text:p>
            <text:p>Powtórz hasło: Arkana56$ </text:p>
            <text:p>Link do facebooka: https://www.facebook.com/profile.php?id=100079329954723 </text:p>
            <text:p>Discord:  Ork#1234 </text:p>
            <text:p>Opis profilu: opis nie przekraczający 1000 znaków, zawiera przynajmniej jeden znak</text:p>
          </table:table-cell>
          <table:table-cell table:style-name="ce28" office:value-type="string" calcext:value-type="string" table:number-columns-spanned="1" table:number-rows-spanned="13">
            <text:p>Użytkownik otrzymuje link aktywacyjny na podany w rejestracji adres e-mail, a <text:s/>jego kliknięcie powoduje potwierdzenie utworzenia konta.</text:p>
          </table:table-cell>
          <table:table-cell table:style-name="ce28" office:value-type="string" calcext:value-type="string" table:number-columns-spanned="1" table:number-rows-spanned="13">
            <text:p>Użytkownik widzi komunikat o pomyślnym aktywowaniu konta na ekranie rejestracji w aplikacji.</text:p>
          </table:table-cell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120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102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4"/>
          <table:covered-table-cell table:style-name="ce102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4"/>
          <table:covered-table-cell table:style-name="ce119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4"/>
          <table:covered-table-cell table:style-name="ce122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number-columns-repeated="2" table:style-name="ce105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2" office:value-type="float" office:value="3" calcext:value-type="float" table:number-columns-spanned="1" table:number-rows-spanned="12">
            <text:p>3</text:p>
          </table:table-cell>
          <table:table-cell table:style-name="ce38" office:value-type="string" calcext:value-type="string" table:number-columns-spanned="1" table:number-rows-spanned="12">
            <text:p><text:span text:style-name="T5">#TC13: </text:span><text:span text:style-name="T6">Użytkownik zakłada konto o danych konta, które już istnieje</text:span></text:p>
          </table:table-cell>
          <table:table-cell table:style-name="ce54" office:value-type="string" calcext:value-type="string" table:number-columns-spanned="1" table:number-rows-spanned="12">
            <text:p>Użytkownik próbuje zatwierdzić wysłanie formularza przy podaniu danych identycznych z danymi istniejącego już konta użytkownika.</text:p>
          </table:table-cell>
          <table:table-cell table:style-name="ce52" office:value-type="string" calcext:value-type="string" table:number-columns-spanned="1" table:number-rows-spanned="12">
            <text:p>1. Użytkownik znajduje się na stronie rejestracji konta</text:p>
            <text:p>2. Użytkownik posiada stworzone konto w procesie rejestracji</text:p>
          </table:table-cell>
          <table:table-cell table:style-name="ce71" office:value-type="string" calcext:value-type="string" table:number-columns-spanned="1" table:number-rows-spanned="12">
            <text:p>1. Uzupełnij pola Nazwa użytkownika, Adres e-mail, Hasło i Powtórz hasło danymi testowymi konta, które już istnieje </text:p>
            <text:p>2. Zaznacz opcję Akceptuję Regulamin </text:p>
            <text:p>3. Kliknij przycisk Zarejestruj</text:p>
          </table:table-cell>
          <table:table-cell table:style-name="ce143" office:value-type="string" calcext:value-type="string" table:number-columns-spanned="1" table:number-rows-spanned="12">
            <text:p>Nazwa użytkownika:  RPGFan17 </text:p>
            <text:p>Adres e-mail: kowalskimariusz715@gmail.com </text:p>
            <text:p>Hasło: Arkana56$ </text:p>
            <text:p>Powtórz hasło: Arkana56$</text:p>
          </table:table-cell>
          <table:table-cell table:style-name="ce71" office:value-type="string" calcext:value-type="string" table:number-columns-spanned="1" table:number-rows-spanned="12">
            <text:p><text:span text:style-name="T97">Przycisk</text:span><text:span text:style-name="T98"> Zarejestruj </text:span><text:span text:style-name="T99">jest aktywny</text:span><text:span text:style-name="T98">, a jego k</text:span><text:span text:style-name="T99">liknięcie powoduje wyświetlenie komunikatu o tym, że w systemie istnieje już użytkownik o podanych danych.</text:span></text:p>
          </table:table-cell>
          <table:table-cell table:style-name="ce54" office:value-type="string" calcext:value-type="string" table:number-columns-spanned="1" table:number-rows-spanned="12">
            <text:p>Użytkownik pozostaje na stronie rejestracji i widzi komunikat o błędzie.</text:p>
          </table:table-cell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144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103"/>
          <table:covered-table-cell table:style-name="ce145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45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style-name="ce23" office:value-type="string" calcext:value-type="string" table:number-columns-spanned="1" table:number-rows-spanned="5">
            <text:p>Przekierowanie do zewnętrznych stron,</text:p>
            <text:p>Logowanie na konto użytkownika</text:p>
          </table:table-cell>
          <table:table-cell table:style-name="ce23" office:value-type="string" calcext:value-type="string" table:number-columns-spanned="1" table:number-rows-spanned="5">
            <text:p>Sprawdzenie poprawności działania wymienionych funkcjonalności</text:p>
          </table:table-cell>
          <table:table-cell table:style-name="ce4" office:value-type="string" calcext:value-type="string" table:number-columns-spanned="1" table:number-rows-spanned="5">
            <text:p>Testy funkcjonalne</text:p>
          </table:table-cell>
          <table:table-cell table:style-name="ce23" office:value-type="string" calcext:value-type="string" table:number-columns-spanned="1" table:number-rows-spanned="5">
            <text:p>1. Założenie konta użytkownika</text:p>
            <text:p/>
          </table:table-cell>
          <table:table-cell table:style-name="ce4" office:value-type="string" calcext:value-type="string" table:number-columns-spanned="1" table:number-rows-spanned="5">
            <text:p>Przejście na stronę główną aplikacji</text:p>
          </table:table-cell>
          <table:table-cell table:style-name="ce23" table:number-columns-spanned="2" table:number-rows-spanned="5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46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7" office:value-type="float" office:value="1" calcext:value-type="float" table:number-columns-spanned="1" table:number-rows-spanned="15">
            <text:p>1</text:p>
          </table:table-cell>
          <table:table-cell table:style-name="ce36" office:value-type="string" calcext:value-type="string" table:number-columns-spanned="1" table:number-rows-spanned="15">
            <text:p>#TC14: Przetestowanie opcji przekierowania na strony zewnętrzne</text:p>
          </table:table-cell>
          <table:table-cell table:style-name="ce36" office:value-type="string" calcext:value-type="string" table:number-columns-spanned="1" table:number-rows-spanned="15">
            <text:p>Sprawdzenie czy kliknięcie odnośników na stronie powoduje przekierowanie na właściwe zewnętrzne strony</text:p>
          </table:table-cell>
          <table:table-cell table:style-name="ce36" office:value-type="string" calcext:value-type="string" table:number-columns-spanned="1" table:number-rows-spanned="15">
            <text:p>1. Użytkownik znajduje się na stronie głównej aplikacji</text:p>
          </table:table-cell>
          <table:table-cell table:style-name="ce36" office:value-type="string" calcext:value-type="string" table:number-columns-spanned="1" table:number-rows-spanned="15">
            <text:p>1. Kliknij odnośnik (link) dostępny na stronie</text:p>
            <text:p>2. Po każdym kliknięciu linku wróć do strony głównej aplikacji</text:p>
            <text:p>3. Powtórz test dla każdego linku dostępnego na stronie</text:p>
          </table:table-cell>
          <table:table-cell table:style-name="ce165" office:value-type="string" calcext:value-type="string" table:number-columns-spanned="1" table:number-rows-spanned="15">
            <text:p>-</text:p>
          </table:table-cell>
          <table:table-cell table:style-name="ce36" office:value-type="string" calcext:value-type="string" table:number-columns-spanned="1" table:number-rows-spanned="15">
            <text:p>Po kliknięciu każdego linku użytkownik jest przekierowany na zewnętrzną stronę, która odpowiada klikniętemu odnośnikowi pod względem treści</text:p>
          </table:table-cell>
          <table:table-cell table:style-name="ce165" office:value-type="string" calcext:value-type="string" table:number-columns-spanned="1" table:number-rows-spanned="15">
            <text:p>Użytkownik znajduje się na stronie głównej aplikacji</text:p>
          </table:table-cell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covered-table-cell table:style-name="ce18"/>
          <table:covered-table-cell table:number-columns-repeated="7" table:style-name="ce37"/>
          <table:table-cell/>
        </table:table-row>
        <table:table-row table:style-name="ro1">
          <table:table-cell table:style-name="ce12" office:value-type="float" office:value="2" calcext:value-type="float" table:number-columns-spanned="1" table:number-rows-spanned="15">
            <text:p>2</text:p>
          </table:table-cell>
          <table:table-cell table:style-name="ce52" office:value-type="string" calcext:value-type="string" table:number-columns-spanned="1" table:number-rows-spanned="15">
            <text:p><text:span text:style-name="T4">#TC15: </text:span><text:span text:style-name="T11">Sprawdzenie opcji logowania z użyciem niepoprawnych danych</text:span></text:p>
          </table:table-cell>
          <table:table-cell table:style-name="ce52" office:value-type="string" calcext:value-type="string" table:number-columns-spanned="1" table:number-rows-spanned="15">
            <text:p>Użytkownik próbuje się zalogować podając nieprawidłowe dane</text:p>
          </table:table-cell>
          <table:table-cell table:style-name="ce12" office:value-type="string" calcext:value-type="string" table:number-columns-spanned="1" table:number-rows-spanned="15">
            <text:p>1. Założenie konta użytkownika</text:p>
          </table:table-cell>
          <table:table-cell table:style-name="ce52" office:value-type="string" calcext:value-type="string" table:number-columns-spanned="1" table:number-rows-spanned="15">
            <text:p>1. Kliknij przycisk Menu w prawym górnym rogu okna przeglądarki</text:p>
            <text:p>2. Kliknij opcję Zaloguj się w Menu</text:p>
            <text:p>3. Wprowadź dane dla pola Nazwa użytkownika</text:p>
            <text:p>4. Wprowadź poprawne dane dla pola Hasło (użyj danych dla swojego konta użytkownika, nie korzystaj z wartości podanej w danych testowych)</text:p>
            <text:p>5. Naciśnij przycisk Zaloguj</text:p>
            <text:p>6. Powtórz test tyle razy, ile wynosi liczba wartości podanych w danych testowych, za drugim razem zmień nazwę pola z punktu 3 na Hasło oraz nazwę pola z punktu 4 na Nazwa użytkownika </text:p>
          </table:table-cell>
          <table:table-cell table:style-name="ce52" office:value-type="string" calcext:value-type="string" table:number-columns-spanned="1" table:number-rows-spanned="15">
            <text:p>Nazwa użytkownika: User</text:p>
            <text:p>Hasło: Test123</text:p>
          </table:table-cell>
          <table:table-cell table:style-name="ce52" office:value-type="string" calcext:value-type="string" table:number-columns-spanned="1" table:number-rows-spanned="15">
            <text:p>Za każdym razem pojawia się komunikat <text:span text:style-name="T101">Nazwa użytkownika lub hasło jest nieprawidłowe</text:span></text:p>
          </table:table-cell>
          <table:table-cell table:style-name="ce52" office:value-type="string" calcext:value-type="string" table:number-columns-spanned="1" table:number-rows-spanned="15">
            <text:p>Użytkownik pozostaje na stronie logowania i widzi komunikat o błędzie</text:p>
          </table:table-cell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2" office:value-type="float" office:value="2" calcext:value-type="float" table:number-columns-spanned="1" table:number-rows-spanned="15">
            <text:p>2</text:p>
          </table:table-cell>
          <table:table-cell table:style-name="ce52" office:value-type="string" calcext:value-type="string" table:number-columns-spanned="1" table:number-rows-spanned="15">
            <text:p><text:span text:style-name="T4">#TC16: </text:span><text:span text:style-name="T11">Sprawdzenie opcji logowania z użyciem poprawnych danych</text:span></text:p>
          </table:table-cell>
          <table:table-cell table:style-name="ce52" office:value-type="string" calcext:value-type="string" table:number-columns-spanned="1" table:number-rows-spanned="15">
            <text:p>Użytkownik próbuje się zalogować podając prawidłowe dane</text:p>
          </table:table-cell>
          <table:table-cell table:style-name="ce52" office:value-type="string" calcext:value-type="string" table:number-columns-spanned="1" table:number-rows-spanned="15">
            <text:p>1. Założenie konta użytkownika</text:p>
            <text:p>2. Użytkownik znajduje się na stronie logowania</text:p>
          </table:table-cell>
          <table:table-cell table:style-name="ce52" office:value-type="string" calcext:value-type="string" table:number-columns-spanned="1" table:number-rows-spanned="15">
            <text:p>1. Wpisz poprawne dane dla pól Nazwa użytkownika i Hasło zgodne z danymi podanymi przy zakładaniu konta użytkownika</text:p>
            <text:p>2. Naciśnij przycisk Zaloguj</text:p>
            <text:p>3. Kliknij przycisk Menu w prawym górnym rogu okna przeglądarki</text:p>
          </table:table-cell>
          <table:table-cell table:style-name="ce52" office:value-type="string" calcext:value-type="string" table:number-columns-spanned="1" table:number-rows-spanned="15">
            <text:p>Nazwa użytkownika: poprawna nazwa użytkownika podana przy zakładaniu konta</text:p>
            <text:p>Hasło: poprawne hasło podane przy zakładaniu konta</text:p>
          </table:table-cell>
          <table:table-cell table:style-name="ce52" office:value-type="string" calcext:value-type="string" table:number-columns-spanned="1" table:number-rows-spanned="15">
            <text:p>Użytkownik zostaje zalogowany, następuje przekierowanie do strony głównej aplikacji</text:p>
          </table:table-cell>
          <table:table-cell table:style-name="ce52" office:value-type="string" calcext:value-type="string" table:number-columns-spanned="1" table:number-rows-spanned="15">
            <text:p>Użytkownik widzi wysunięte Menu i widniejącą w nim nazwę użytkownika (w prawym górnym rogu Menu) z opcją wylogowania się (przycisk Wyloguj). Użytkownik znajduje się na stronie głównej aplikacji.</text:p>
          </table:table-cell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3" calcext:value-type="float" table:number-columns-spanned="1" table:number-rows-spanned="5">
            <text:p>3</text:p>
          </table:table-cell>
          <table:table-cell table:style-name="ce23" office:value-type="string" calcext:value-type="string" table:number-columns-spanned="1" table:number-rows-spanned="5">
            <text:p>Tworzenie nowej postaci</text:p>
          </table:table-cell>
          <table:table-cell table:style-name="ce23" office:value-type="string" calcext:value-type="string" table:number-columns-spanned="1" table:number-rows-spanned="5">
            <text:p>Sprawdzenie poprawności działania funkcjonalności Tworzenie postaci i jej zapis</text:p>
          </table:table-cell>
          <table:table-cell table:style-name="ce4" office:value-type="string" calcext:value-type="string" table:number-columns-spanned="1" table:number-rows-spanned="5">
            <text:p>Testy funkcjonalne</text:p>
          </table:table-cell>
          <table:table-cell table:style-name="ce23" office:value-type="string" calcext:value-type="string" table:number-columns-spanned="1" table:number-rows-spanned="5">
            <text:p>1. Przejście na stronę tworzenia postaci</text:p>
          </table:table-cell>
          <table:table-cell table:style-name="ce4" office:value-type="string" calcext:value-type="string" table:number-columns-spanned="1" table:number-rows-spanned="5">
            <text:p>Przejście na stronę Katalogu Postaci</text:p>
          </table:table-cell>
          <table:table-cell table:style-name="ce23" table:number-columns-spanned="2" table:number-rows-spanned="5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4">#TC17:</text:span> Przetestowanie dostępności opcji losowania pojedynczych cech postaci</text:p>
          </table:table-cell>
          <table:table-cell table:style-name="ce28" office:value-type="string" calcext:value-type="string" table:number-columns-spanned="1" table:number-rows-spanned="11">
            <text:p>Sprawdzenie czy po spełnieniu określonych warunków opcja pojedynczego losowania cech postaci jest dostępna</text:p>
          </table:table-cell>
          <table:table-cell table:style-name="ce28" office:value-type="string" calcext:value-type="string" table:number-columns-spanned="1" table:number-rows-spanned="11">
            <text:p>Użytkownik znajduje się na stronie tworzenia postaci</text:p>
          </table:table-cell>
          <table:table-cell table:style-name="ce87" office:value-type="string" calcext:value-type="string" table:number-columns-spanned="1" table:number-rows-spanned="11">
            <text:p>1. Kliknij ikonkę wykrzyknika w kółku obok cechy postaci</text:p>
            <text:p>2. Spełnij warunki dla pola cechy, które pojawiają się po kliknięciu opcji w pierwszym punkcie testu</text:p>
            <text:p>3. Powtórz test dla każdej opcji losowania pojedynczej cechy postaci, za każdym razem sprawdź inną opcję obok pola z cechą postaci</text:p>
          </table:table-cell>
          <table:table-cell table:style-name="ce52" office:value-type="string" calcext:value-type="string" table:number-columns-spanned="1" table:number-rows-spanned="11">
            <text:p>-</text:p>
          </table:table-cell>
          <table:table-cell table:style-name="ce87" office:value-type="string" calcext:value-type="string" table:number-columns-spanned="1" table:number-rows-spanned="11">
            <text:p>Opcja losowania pojedynczej cechy postaci zostaje odblokowana (jest oznaczona żółtym kolorem)</text:p>
          </table:table-cell>
          <table:table-cell table:style-name="ce28" office:value-type="string" calcext:value-type="string" table:number-columns-spanned="1" table:number-rows-spanned="11">
            <text:p>Użytkownik pozostaje na stronie tworzenia postaci i widzi odblokowaną opcję losowania pojedynczej cechy postaci</text:p>
          </table:table-cell>
          <table:table-cell/>
        </table:table-row>
        <table:table-row table:style-name="ro1">
          <table:covered-table-cell table:number-columns-repeated="4"/>
          <table:covered-table-cell table:style-name="ce106"/>
          <table:covered-table-cell/>
          <table:covered-table-cell table:number-columns-repeated="2" table:style-name="ce94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18:</text:span><text:span text:style-name="T6"> Niezalogowany użytkownik generuje losowe statystyki postaci i próbuje zapisać postać</text:span></text:p>
          </table:table-cell>
          <table:table-cell table:style-name="ce47" office:value-type="string" calcext:value-type="string" table:number-columns-spanned="1" table:number-rows-spanned="11">
            <text:p>Niezalogowany użytkownik tworzy postać z wykorzystaniem metody losowego generowania statystyk postaci, a następnie próbuje zapisać postać</text:p>
          </table:table-cell>
          <table:table-cell table:style-name="ce28" office:value-type="string" calcext:value-type="string" table:number-columns-spanned="1" table:number-rows-spanned="11">
            <text:p>Użytkownik znajduje się na stronie tworzenia postaci</text:p>
          </table:table-cell>
          <table:table-cell table:style-name="ce87" office:value-type="string" calcext:value-type="string" table:number-columns-spanned="1" table:number-rows-spanned="11">
            <text:p>1. Kliknij przycisk Generuj losowe statystyki </text:p>
            <text:p>2. Kliknij przycisk Zapisz na dole strony</text:p>
          </table:table-cell>
          <table:table-cell table:style-name="ce52" office:value-type="string" calcext:value-type="string" table:number-columns-spanned="1" table:number-rows-spanned="11">
            <text:p>-</text:p>
          </table:table-cell>
          <table:table-cell table:style-name="ce87" office:value-type="string" calcext:value-type="string" table:number-columns-spanned="1" table:number-rows-spanned="11">
            <text:p>Użytkownik widzi komunikat Aby zapisać postać w bazie danych, musisz być zalogowany na ekranie tworzenia postaci. Poniżej komunikatu wyświetlany jest napis o treści Zaloguj się. Kliknięcie przycisku Zapisz nie powoduje zapisania postaci, przycisk jest wyszarzony (nieaktywny).</text:p>
          </table:table-cell>
          <table:table-cell table:style-name="ce28" office:value-type="string" calcext:value-type="string" table:number-columns-spanned="1" table:number-rows-spanned="11">
            <text:p>Użytkownik znajduje się na ekranie tworzenia postaci.</text:p>
          </table:table-cell>
          <table:table-cell/>
        </table:table-row>
        <table:table-row table:style-name="ro1">
          <table:covered-table-cell table:number-columns-repeated="4"/>
          <table:covered-table-cell table:style-name="ce106"/>
          <table:covered-table-cell/>
          <table:covered-table-cell table:number-columns-repeated="2" table:style-name="ce94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40"/>
          <table:covered-table-cell table:number-columns-repeated="3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19:</text:span><text:span text:style-name="T6"> Sprawdzenie czy istnieje możliwość przejścia do ekranu logowania z poziomu ekranu tworzenia postaci</text:span></text:p>
          </table:table-cell>
          <table:table-cell table:style-name="ce28" office:value-type="string" calcext:value-type="string" table:number-columns-spanned="1" table:number-rows-spanned="11">
            <text:p>Sprawdzenie czy przejście z ekranu tworzenia postaci do strony logowania działa prawidłowo i umożliwia zalogowanie się</text:p>
          </table:table-cell>
          <table:table-cell table:style-name="ce28" office:value-type="string" calcext:value-type="string" table:number-columns-spanned="1" table:number-rows-spanned="11">
            <text:p>Użytkownik znajduje się na stronie tworzenia postaci</text:p>
          </table:table-cell>
          <table:table-cell table:style-name="ce87" office:value-type="string" calcext:value-type="string" table:number-columns-spanned="1" table:number-rows-spanned="11">
            <text:p>1. Kliknij opcję Zaloguj się poniżej komunikatu Aby zapisać postać w bazie danych, musisz być zalogowany. </text:p>
            <text:p>2. Uzupełnij pola formularza danymi testowymi </text:p>
            <text:p>3. Kliknij przycisk Zaloguj</text:p>
          </table:table-cell>
          <table:table-cell table:style-name="ce31" office:value-type="string" calcext:value-type="string" table:number-columns-spanned="1" table:number-rows-spanned="11">
            <text:p>Nazwa użytkownika: Ryuuken </text:p>
            <text:p>Hasło: Testing_71@</text:p>
          </table:table-cell>
          <table:table-cell table:style-name="ce87" office:value-type="string" calcext:value-type="string" table:number-columns-spanned="1" table:number-rows-spanned="11">
            <text:p><text:span text:style-name="T97">Po kliknięciu opcji</text:span><text:span text:style-name="T102"> Zaloguj się, </text:span><text:span text:style-name="T103">użytkownik zostaje przekierowany do strony logowania, logując się przechodzi do strony głównej z wysuniętym</text:span><text:span text:style-name="T102"> Menu</text:span><text:span text:style-name="T103">,</text:span><text:span text:style-name="T102"> </text:span><text:span text:style-name="T103">skąd może przejść do ekranu tworzenia postaci.</text:span></text:p>
          </table:table-cell>
          <table:table-cell table:style-name="ce28" office:value-type="string" calcext:value-type="string" table:number-columns-spanned="1" table:number-rows-spanned="11">
            <text:p>Użytkownik znajduje się na stronie głównej aplikacji.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114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94"/>
          <table:covered-table-cell table:number-columns-repeated="3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0:</text:span><text:span text:style-name="T6"> Sprawdzenie czy opcja generowania pojedynczej cechy postaci działa prawidłowo</text:span></text:p>
          </table:table-cell>
          <table:table-cell table:style-name="ce47" office:value-type="string" calcext:value-type="string" table:number-columns-spanned="1" table:number-rows-spanned="11">
            <text:p>Użytkownik tworzy postać z wykorzystaniem metody pojedynczego generowania cechy postaci</text:p>
          </table:table-cell>
          <table:table-cell table:style-name="ce28" office:value-type="string" calcext:value-type="string" table:number-columns-spanned="1" table:number-rows-spanned="11">
            <text:p>Użytkownik jest zalogowany i znajduje się na stronie tworzenia postaci</text:p>
          </table:table-cell>
          <table:table-cell table:style-name="ce87" office:value-type="string" calcext:value-type="string" table:number-columns-spanned="1" table:number-rows-spanned="11">
            <text:p>1. Kliknij przycisk Generuj losowe statystyki </text:p>
            <text:p>2. Powtórz kliknięcie przycisku losowania dla każdego pola z nazwą cechy</text:p>
          </table:table-cell>
          <table:table-cell table:style-name="ce52" office:value-type="string" calcext:value-type="string" table:number-columns-spanned="1" table:number-rows-spanned="11">
            <text:p>-</text:p>
          </table:table-cell>
          <table:table-cell table:style-name="ce155" office:value-type="string" calcext:value-type="string" table:number-columns-spanned="1" table:number-rows-spanned="11">
            <text:p><text:span text:style-name="T97">Z każdym kliknięciem przycisku losowania zostaje wygenerowana nowa cecha postaci inna od wylosowanej za pomocą kliknięcia przycisku </text:span><text:span text:style-name="T102">Generuj losowe statystyki.</text:span></text:p>
          </table:table-cell>
          <table:table-cell table:style-name="ce28" office:value-type="string" calcext:value-type="string" table:number-columns-spanned="1" table:number-rows-spanned="11">
            <text:p>Użytkownik znajduje się na ekranie tworzenia postaci, wszystkie statystyki postaci zostają wygenerowane.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number-columns-repeated="3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1:</text:span><text:span text:style-name="T6"> Sprawdzenie czy opcja ręcznego wyboru cechy postaci działa prawidłowo</text:span></text:p>
          </table:table-cell>
          <table:table-cell table:style-name="ce28" office:value-type="string" calcext:value-type="string" table:number-columns-spanned="1" table:number-rows-spanned="11">
            <text:p>Użytkownik tworzy postać z wykorzystaniem metody ręcznego wyboru statystyk postaci</text:p>
          </table:table-cell>
          <table:table-cell table:style-name="ce28" office:value-type="string" calcext:value-type="string" table:number-columns-spanned="1" table:number-rows-spanned="11">
            <text:p>Użytkownik jest zalogowany i znajduje się na stronie tworzenia postaci</text:p>
          </table:table-cell>
          <table:table-cell table:style-name="ce28" office:value-type="string" calcext:value-type="string" table:number-columns-spanned="1" table:number-rows-spanned="11">
            <text:p>1. Kliknij pole przyporządkowane do każdej cechy postaci, a nastepnie wybierz lub wpisz wartość, która ma reprezentować daną cechę. Powtórz to działanie dla każdego pola statystyk postaci.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87" office:value-type="string" calcext:value-type="string" table:number-columns-spanned="1" table:number-rows-spanned="11">
            <text:p><text:span text:style-name="T97">Każde pole w sekcji statystyki postaci zostaje wypełnione danymi, przycisk </text:span><text:span text:style-name="T102">Zapisz</text:span><text:span text:style-name="T103"> jest aktywny</text:span></text:p>
          </table:table-cell>
          <table:table-cell table:style-name="ce28" office:value-type="string" calcext:value-type="string" table:number-columns-spanned="1" table:number-rows-spanned="11">
            <text:p>Użytkownik znajduje się na ekranie tworzenia postaci i widzi wygenerowane statystyki postaci.</text:p>
          </table:table-cell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3" office:value-type="string" calcext:value-type="string" table:number-columns-spanned="1" table:number-rows-spanned="11">
            <text:p><text:span text:style-name="T9">#TC22:</text:span><text:span text:style-name="T10"> Sprawdzenie czy opcje generowania umiejętności bojowych postaci działają prawidłowo</text:span></text:p>
          </table:table-cell>
          <table:table-cell table:style-name="ce47" office:value-type="string" calcext:value-type="string" table:number-columns-spanned="1" table:number-rows-spanned="11">
            <text:p>Użytkownik generuje na nowo umiejętności bojowe postaci (statystyki bazowe i obecne)</text:p>
          </table:table-cell>
          <table:table-cell table:style-name="ce28" office:value-type="string" calcext:value-type="string" table:number-columns-spanned="1" table:number-rows-spanned="11">
            <text:p>Użytkownik jest zalogowany i znajduje się na stronie tworzenia postaci</text:p>
          </table:table-cell>
          <table:table-cell table:style-name="ce87" office:value-type="string" calcext:value-type="string" table:number-columns-spanned="1" table:number-rows-spanned="11">
            <text:p>1. Kliknij przycisk Generuj losowe statystyki </text:p>
            <text:p>2. Kliknij przycisk Wylosuj statystyki Bazowe </text:p>
            <text:p>3. Kliknij przycisk Wylosuj statystyki Obecne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87" office:value-type="string" calcext:value-type="string" table:number-columns-spanned="1" table:number-rows-spanned="11">
            <text:p><text:span text:style-name="T97">Kliknięcie przycisku</text:span><text:span text:style-name="T102"> Wylosuj statystyki Bazowe </text:span><text:span text:style-name="T103">powoduje zmianę wartości w sekcji</text:span><text:span text:style-name="T102"> Baza. </text:span><text:span text:style-name="T103">Kliknięcie</text:span><text:span text:style-name="T102"> </text:span><text:span text:style-name="T103">przycisku </text:span><text:span text:style-name="T102">Wylosuj statystyki Obecne </text:span><text:span text:style-name="T103">powoduje zmianę wartości w sekcji</text:span><text:span text:style-name="T102"> Obecnie. </text:span><text:span text:style-name="T103">Przycisk</text:span><text:span text:style-name="T102"> Zapisz </text:span><text:span text:style-name="T103">jest aktywny.</text:span></text:p>
          </table:table-cell>
          <table:table-cell table:style-name="ce28" office:value-type="string" calcext:value-type="string" table:number-columns-spanned="1" table:number-rows-spanned="11">
            <text:p>Użytkownik znajduje się na ekranie tworzenia postaci i widzi wygenerowane statystyki postaci.</text:p>
          </table:table-cell>
          <table:table-cell/>
        </table:table-row>
        <table:table-row table:style-name="ro1">
          <table:covered-table-cell table:number-columns-repeated="4"/>
          <table:covered-table-cell table:style-name="ce94"/>
          <table:covered-table-cell table:number-columns-repeated="3"/>
          <table:table-cell/>
        </table:table-row>
        <table:table-row table:style-name="ro1">
          <table:covered-table-cell table:number-columns-repeated="4"/>
          <table:covered-table-cell table:style-name="ce94"/>
          <table:covered-table-cell table:number-columns-repeated="3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/>
          <table:covered-table-cell table:style-name="ce40"/>
          <table:covered-table-cell table:number-columns-repeated="6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3:</text:span><text:span text:style-name="T6"> Zalogowany użytkownik generuje losowe statystyki postaci i zapisuje postać</text:span></text:p>
          </table:table-cell>
          <table:table-cell table:style-name="ce28" office:value-type="string" calcext:value-type="string" table:number-columns-spanned="1" table:number-rows-spanned="11">
            <text:p>Zalogowany użytkownik tworzy postać z wykorzystaniem metody losowego generowania statystyk postaci, a następnie zapisuje postać</text:p>
          </table:table-cell>
          <table:table-cell table:style-name="ce28" office:value-type="string" calcext:value-type="string" table:number-columns-spanned="1" table:number-rows-spanned="11">
            <text:p>Użytkownik jest zalogowany i znajduje się na stronie tworzenia postaci</text:p>
          </table:table-cell>
          <table:table-cell table:style-name="ce87" office:value-type="string" calcext:value-type="string" table:number-columns-spanned="1" table:number-rows-spanned="11">
            <text:p><text:span text:style-name="T24">1. Kliknij przycisk </text:span><text:span text:style-name="T29">Menu</text:span><text:span text:style-name="T31"> w prawym górnym rogu przeglądarki</text:span></text:p>
            <text:p><text:span text:style-name="T24">2. Kliknij przycisk Generuj losowe statystyki </text:span></text:p>
            <text:p><text:span text:style-name="T24">3. Kliknij przycisk Zapisz na dole strony</text:span>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87" office:value-type="string" calcext:value-type="string" table:number-columns-spanned="1" table:number-rows-spanned="11">
            <text:p>Ponowne kliknięcie przycisku Menu na ekranie tworzenia postaci powoduje zamknięcie wysuniętego menu. Postać zostaje zapisana, użytkownik widzi ekran opisu postaci</text:p>
          </table:table-cell>
          <table:table-cell table:style-name="ce47" office:value-type="string" calcext:value-type="string" table:number-columns-spanned="1" table:number-rows-spanned="11">
            <text:p>Użytkownik znajduje się na ekranie opisu postaci</text:p>
          </table:table-cell>
          <table:table-cell/>
        </table:table-row>
        <table:table-row table:style-name="ro1">
          <table:covered-table-cell table:number-columns-repeated="6"/>
          <table:covered-table-cell table:number-columns-repeated="2" table:style-name="ce92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7">
            <text:p>4</text:p>
          </table:table-cell>
          <table:table-cell table:style-name="ce23" office:value-type="string" calcext:value-type="string" table:number-columns-spanned="1" table:number-rows-spanned="7">
            <text:p>Wyszukiwanie postaci, dodawanie filtrów, sortowanie tabeli postaci, przełączanie się pomiędzy stronami katalogu postaci, wyświetlanie detali postaci, zmiana ilości postaci wyświetlanych na stronie</text:p>
          </table:table-cell>
          <table:table-cell table:style-name="ce23" office:value-type="string" calcext:value-type="string" table:number-columns-spanned="1" table:number-rows-spanned="7">
            <text:p>Sprawdzenie poprawności działania funkcjonalności </text:p>
          </table:table-cell>
          <table:table-cell table:style-name="ce4" office:value-type="string" calcext:value-type="string" table:number-columns-spanned="1" table:number-rows-spanned="7">
            <text:p>Testy funkcjonalne</text:p>
          </table:table-cell>
          <table:table-cell table:style-name="ce23" office:value-type="string" calcext:value-type="string" table:number-columns-spanned="1" table:number-rows-spanned="7">
            <text:p>1. Przejście na stronę rejestracji konta użytkownika</text:p>
          </table:table-cell>
          <table:table-cell table:style-name="ce4" office:value-type="string" calcext:value-type="string" table:number-columns-spanned="1" table:number-rows-spanned="7">
            <text:p>Przejście na stronę główną aplikacji</text:p>
          </table:table-cell>
          <table:table-cell table:style-name="ce23" table:number-columns-spanned="2" table:number-rows-spanned="7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4:</text:span><text:span text:style-name="T6"> Przetestowanie opcji Zaawansowanego filtrowania dla katalogu postaci</text:span></text:p>
          </table:table-cell>
          <table:table-cell table:style-name="ce56" office:value-type="string" calcext:value-type="string" table:number-columns-spanned="1" table:number-rows-spanned="11">
            <text:p><text:span text:style-name="T24">Sprawdzenie czy </text:span><text:span text:style-name="T26">wybranie filtrów spowoduje dodanie nowych kolumn do tabeli postaci.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Katalogu Postaci</text:p>
          </table:table-cell>
          <table:table-cell table:style-name="ce28" office:value-type="string" calcext:value-type="string" table:number-columns-spanned="1" table:number-rows-spanned="11">
            <text:p>1. Kliknij przycisk Dostosuj filtry</text:p>
            <text:p>2. Zaznacz wszystkie filtry klikając w checkboxy</text:p>
            <text:p>3. Kliknij przycisk Zastosuj</text:p>
          </table:table-cell>
          <table:table-cell table:style-name="ce52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Tabela postaci zawiera nagłówki o nazwach odpowiadających dodanym filtrom, dodatkowo tabela zostaje wypełniona danymi odpowiadającymi nagłówkom</text:p>
          </table:table-cell>
          <table:table-cell table:style-name="ce52" office:value-type="string" calcext:value-type="string" table:number-columns-spanned="1" table:number-rows-spanned="11">
            <text:p>Użytkownik znajduje się na stronie katalogu postaci i widzi tabelę ze wszystkimi dodanymi filtrami</text:p>
          </table:table-cell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5:</text:span><text:span text:style-name="T6"> Sprawdzenie czy użycie opcji wyszukiwania powoduje wyświetlenie odpowiednich postaci</text:span></text:p>
          </table:table-cell>
          <table:table-cell table:style-name="ce28" office:value-type="string" calcext:value-type="string" table:number-columns-spanned="1" table:number-rows-spanned="11">
            <text:p>Użytkownik wyszukuje postacie za pomocą wszystkich filtrów i oczekuje wyświetlenia postaci spełniających podane kryteria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Postaci</text:p>
            <text:p>2. Użytkownik musi mieć stworzone przynajmniej dwie postacie na potrzeby testu. Stworzone postacie muszą różnić się od siebie pod względem zawartych w sobie danych.</text:p>
          </table:table-cell>
          <table:table-cell table:style-name="ce28" office:value-type="string" calcext:value-type="string" table:number-columns-spanned="1" table:number-rows-spanned="11">
            <text:p>1. Użyj pierwszego filtru aby odnaleźć postacie </text:p>
            <text:p>2. Powtórz test tyle razy ile wynosi liczba filtrów, za każdym razem wyszukując postać po innym filtrze.</text:p>
          </table:table-cell>
          <table:table-cell table:style-name="ce115" office:value-type="string" calcext:value-type="string" table:number-columns-spanned="1" table:number-rows-spanned="11">
            <text:p>Liczba filtrów: 17</text:p>
          </table:table-cell>
          <table:table-cell table:style-name="ce52" office:value-type="string" calcext:value-type="string" table:number-columns-spanned="1" table:number-rows-spanned="11">
            <text:p>Za każdym razem wyświetlane są postacie spełniające kryteria podane w filtrach wyszukiwania</text:p>
          </table:table-cell>
          <table:table-cell table:style-name="ce52" office:value-type="string" calcext:value-type="string" table:number-columns-spanned="1" table:number-rows-spanned="11">
            <text:p>Użytkownik znajduje się na stronie Katalogu Postaci i widzi znalezione postacie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6:</text:span><text:span text:style-name="T6"> Przetestowanie opcji zmiany ilości wyświetlanych postaci na stronie</text:span></text:p>
          </table:table-cell>
          <table:table-cell table:style-name="ce47" office:value-type="string" calcext:value-type="string" table:number-columns-spanned="1" table:number-rows-spanned="11">
            <text:p>Sprawdzenie czy zmiana ilości wyświetlanych postaci powoduje zaktualizowanie ilości wyświetlanych postaci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Postaci</text:p>
            <text:p>2. Liczba stworzonych i zapisanych przez użytkownika postaci odpowiada największej liczbie postaci możliwej do wyświetlenia na jednej stronie.</text:p>
            <text:p/>
          </table:table-cell>
          <table:table-cell table:style-name="ce28" office:value-type="string" calcext:value-type="string" table:number-columns-spanned="1" table:number-rows-spanned="11">
            <text:p>1. Wybierz wartość 20 z listy na samym dole tabeli </text:p>
            <text:p>2. Powtórz test tyle razy, tak aby za każdym razem wyświetlić inną ilość postaci na w tabeli, wybierając inną wartość liczbową z listy wspomnianej w kroku 1.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W tabeli wyświetlone są postacie w ilości odpowiadającej wartości wybranej do wyświetlenia na jednej stronie</text:p>
          </table:table-cell>
          <table:table-cell table:style-name="ce52" office:value-type="string" calcext:value-type="string" table:number-columns-spanned="1" table:number-rows-spanned="11">
            <text:p>Użytkownik znajduje się na stronie Katalogu Postaci i widzi postacie w ilości wskazanej do wyświetlenia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4" office:value-type="string" calcext:value-type="string" table:number-columns-spanned="1" table:number-rows-spanned="11">
            <text:p><text:span text:style-name="T12">#TC27:</text:span><text:span text:style-name="T13"> Przetestowanie opcji sortowania postaci dla każdej możliwej kolumny</text:span></text:p>
          </table:table-cell>
          <table:table-cell table:style-name="ce28" office:value-type="string" calcext:value-type="string" table:number-columns-spanned="1" table:number-rows-spanned="11">
            <text:p>Sprawdzenie czy użycie opcji sortowania po kolumnach spowoduje posortowanie postaci według kolumn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Postaci</text:p>
            <text:p>2. Użytkownik posiada przynajmniej dwie stworzone i zapisane postacie o różniących się od siebie cechach.</text:p>
            <text:p/>
          </table:table-cell>
          <table:table-cell table:style-name="ce28" office:value-type="string" calcext:value-type="string" table:number-columns-spanned="1" table:number-rows-spanned="11">
            <text:p>1. Kliknij trzy razy na pierwszy nagłówek kolumny (odczekaj chwilę po każdym kliknięciu) </text:p>
            <text:p>2. Powtórz test tyle razy ile wynosi liczba kolumn po których można sortować (11 razy). Za każdym razem przejdź do kolejnego nagłówka kolumny i wykonaj dla niego krok nr 1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Postacie w tabeli zostają za każdym razem posortowane według wskazanego nagłówka kolumny. Pierwsze kliknięcie sortuje postacie w porządku alfabetycznym, drugie w porządku od Z do A, trzecie wyłącza sortowanie. </text:p>
          </table:table-cell>
          <table:table-cell table:style-name="ce52" office:value-type="string" calcext:value-type="string" table:number-columns-spanned="1" table:number-rows-spanned="11">
            <text:p>Użytkownik znajduje się na stronie Katalogu Postaci i widzi posortowane postacie</text:p>
          </table:table-cell>
          <table:table-cell/>
        </table:table-row>
        <table:table-row table:style-name="ro1">
          <table:covered-table-cell table:number-columns-repeated="4"/>
          <table:covered-table-cell table:style-name="ce107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28:</text:span><text:span text:style-name="T6"> Sprawdzenie czy istnieje możliwość przełączania się pomiędzy stronami zawierającymi postacie</text:span></text:p>
          </table:table-cell>
          <table:table-cell table:style-name="ce47" office:value-type="string" calcext:value-type="string" table:number-columns-spanned="1" table:number-rows-spanned="11">
            <text:p>Przetestowanie czy istnieje możliwość przechodzenia na następną stronę zawierającą postacie przy wybraniu odpowiedniej opcji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Postaci</text:p>
            <text:p>2. Została wybrana najmniejsza możliwa liczba postaci możliwych do wyświetlenia na jednej stronie. </text:p>
            <text:p>3. Liczba stworzonych i zapisanych przez użytkownika danych przekracza minimalną liczbę danych możliwych do wyświetlenia na jednej stronie.</text:p>
            <text:p/>
          </table:table-cell>
          <table:table-cell table:style-name="ce28" office:value-type="string" calcext:value-type="string" table:number-columns-spanned="1" table:number-rows-spanned="11">
            <text:p>1. Klikaj symbol strzałki, który pozwala przejść na następną stronę aż do momentu gdy kliknięcie tego symbolu nie spowoduje zmiany strony</text:p>
            <text:p>2. Klikaj symbol strzałki, która pozwala na przejście do poprzedniej strony, aż do momentu gdy nie spowoduje to zmiany strony</text:p>
            <text:p>3. Kliknij symbol strzałki, który pozwala od razu na przejście do ostatniej strony</text:p>
            <text:p>4. Kliknij symbol strzałki, który pozwala na przejście od razu do pierwszej strony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<text:span text:style-name="T104">Kliknięcie opcji przejścia na następną stronę: </text:span></text:p>
            <text:p><text:span text:style-name="T105">Za każdym razem użytkownik zostaje przenoszony na następną stronę</text:span></text:p>
            <text:p><text:span text:style-name="T104">Kliknięcie opcji przejścia na poprzednią stronę:</text:span></text:p>
            <text:p><text:span text:style-name="T105">Za każdym razem użytkownik zostaje przenoszony na poprzednią stronę</text:span></text:p>
            <text:p><text:span text:style-name="T104">Kliknięcie opcji Ostatnia strona:</text:span></text:p>
            <text:p><text:span text:style-name="T105">Użytkownik zostaje przeniesiony na ostatnią stronę</text:span></text:p>
            <text:p><text:span text:style-name="T104">Kliknięcie opcji Pierwsza strona:</text:span></text:p>
            <text:p><text:span text:style-name="T105">Użytkownik zostaje przeniesiony na pierwszą stronę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Katalogu Postaci 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5" office:value-type="string" calcext:value-type="string" table:number-columns-spanned="1" table:number-rows-spanned="11">
            <text:p><text:span text:style-name="T9">#TC29:</text:span><text:span text:style-name="T10">  </text:span><text:span text:style-name="T14">Przetestowanie opcji wyświetlenia detali postaci</text:span></text:p>
          </table:table-cell>
          <table:table-cell table:style-name="ce28" office:value-type="string" calcext:value-type="string" table:number-columns-spanned="1" table:number-rows-spanned="11">
            <text:p>Sprawdzenie czy można wyswietlić detale wybranej postaci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Postaci</text:p>
            <text:p>2. Użytkownik posiada przynajmniej jedną stworzoną i zapisaną postać</text:p>
            <text:p/>
            <text:p/>
          </table:table-cell>
          <table:table-cell table:style-name="ce69" office:value-type="string" calcext:value-type="string" table:number-columns-spanned="1" table:number-rows-spanned="11">
            <text:p><text:span text:style-name="T24">1. Kliknij przycisk </text:span><text:span text:style-name="T32">Detale</text:span><text:span text:style-name="T33">, który znajduje się w kolumnie </text:span><text:span text:style-name="T32">Detale</text:span><text:span text:style-name="T33"> stworzonej postaci</text:span>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72" office:value-type="string" calcext:value-type="string" table:number-columns-spanned="1" table:number-rows-spanned="11">
            <text:p><text:span text:style-name="T97">Użytkownik widzi statystyki postaci, które znajdują się pod przyciskiem </text:span><text:span text:style-name="T106">Statystyki Ogólne</text:span><text:span text:style-name="T107">. Widzi także przyciski </text:span><text:span text:style-name="T106">Statystyki Bojowe</text:span><text:span text:style-name="T107"> i </text:span><text:span text:style-name="T106">Historie</text:span><text:span text:style-name="T107">, których kliknięcie wyświetli mu odpowiadające tym przyciskom informacje o postaci. Ponad przyciskami widoczne jest imię postaci.</text:span></text:p>
          </table:table-cell>
          <table:table-cell table:style-name="ce28" office:value-type="string" calcext:value-type="string" table:number-columns-spanned="1" table:number-rows-spanned="11">
            <text:p>Użytkownik znajduje się na ekranie detali postaci.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5" calcext:value-type="float" table:number-columns-spanned="1" table:number-rows-spanned="7">
            <text:p>5</text:p>
          </table:table-cell>
          <table:table-cell table:style-name="ce23" office:value-type="string" calcext:value-type="string" table:number-columns-spanned="1" table:number-rows-spanned="7">
            <text:p>Tworzenie historii</text:p>
          </table:table-cell>
          <table:table-cell table:style-name="ce23" office:value-type="string" calcext:value-type="string" table:number-columns-spanned="1" table:number-rows-spanned="7">
            <text:p>Sprawdzenie poprawności działania funkcjonalności tworzenia i zapisu historii</text:p>
          </table:table-cell>
          <table:table-cell table:style-name="ce4" office:value-type="string" calcext:value-type="string" table:number-columns-spanned="1" table:number-rows-spanned="7">
            <text:p>Testy funkcjonalne</text:p>
          </table:table-cell>
          <table:table-cell table:style-name="ce23" office:value-type="string" calcext:value-type="string" table:number-columns-spanned="1" table:number-rows-spanned="7">
            <text:p>1. Przejście na stronę tworzenia historii</text:p>
          </table:table-cell>
          <table:table-cell table:style-name="ce4" office:value-type="string" calcext:value-type="string" table:number-columns-spanned="1" table:number-rows-spanned="7">
            <text:p>Przejście na stronę Katalogu Historii</text:p>
          </table:table-cell>
          <table:table-cell table:style-name="ce23" table:number-columns-spanned="2" table:number-rows-spanned="7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0:</text:span><text:span text:style-name="T6"> Niezalogowany użytkownik uzupełnia dane o historii i próbuje ją zapisać</text:span></text:p>
          </table:table-cell>
          <table:table-cell table:style-name="ce47" office:value-type="string" calcext:value-type="string" table:number-columns-spanned="1" table:number-rows-spanned="11">
            <text:p>Niezalogowany użytkownik tworzy tworzy nową historię, a następnie próbuje ją zapisać</text:p>
          </table:table-cell>
          <table:table-cell table:style-name="ce52" office:value-type="string" calcext:value-type="string" table:number-columns-spanned="1" table:number-rows-spanned="11">
            <text:p>Użytkownik znajduje się na stronie tworzenia historii</text:p>
          </table:table-cell>
          <table:table-cell table:style-name="ce28" office:value-type="string" calcext:value-type="string" table:number-columns-spanned="1" table:number-rows-spanned="11">
            <text:p>1. Uzupełnij pola danymi testowymi </text:p>
            <text:p>2. Kliknij przycisk Zapisz</text:p>
          </table:table-cell>
          <table:table-cell table:style-name="ce71" office:value-type="string" calcext:value-type="string" table:number-columns-spanned="1" table:number-rows-spanned="11">
            <text:p>Dzień: 25 </text:p>
            <text:p>Miesiąc: Nachexen </text:p>
            <text:p>Rok: 2657 </text:p>
            <text:p>Tytuł: Przybycie </text:p>
            <text:p>Miejsce: Ahlenhof </text:p>
            <text:p>Opis: Początek</text:p>
          </table:table-cell>
          <table:table-cell table:style-name="ce87" office:value-type="string" calcext:value-type="string" table:number-columns-spanned="1" table:number-rows-spanned="11">
            <text:p>Użytkownik widzi komunikat Aby zapisać historię, musisz być zalogowany. na ekranie tworzenia historii. Poniżej komunikatu wyświetlany jest napis o treści Zaloguj się. Kliknięcie przycisku Zapisz nie powoduje zapisania historii, przycisk jest wyszarzony (nieaktywny).</text:p>
          </table:table-cell>
          <table:table-cell table:style-name="ce28" office:value-type="string" calcext:value-type="string" table:number-columns-spanned="1" table:number-rows-spanned="11">
            <text:p>Użytkownik znajduje się na ekranie tworzenia historii.</text:p>
          </table:table-cell>
          <table:table-cell/>
        </table:table-row>
        <table:table-row table:style-name="ro1">
          <table:covered-table-cell table:number-columns-repeated="4"/>
          <table:covered-table-cell table:style-name="ce94"/>
          <table:covered-table-cell table:style-name="ce103"/>
          <table:covered-table-cell table:number-columns-repeated="2" table:style-name="ce94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59" office:value-type="string" calcext:value-type="string" table:number-columns-spanned="1" table:number-rows-spanned="11">
            <text:p><text:span text:style-name="T15">#TC31:</text:span><text:span text:style-name="T16"> </text:span><text:span text:style-name="T17">Sprawdzenie czy istnieje możliwość przejścia do ekranu logowania z poziomu ekranu tworzenia historii</text:span></text:p>
          </table:table-cell>
          <table:table-cell table:style-name="ce28" office:value-type="string" calcext:value-type="string" table:number-columns-spanned="1" table:number-rows-spanned="11">
            <text:p>Sprawdzenie czy istnieje możliwośc przejścia do ekranu logowania z poziomu strony tworzenia historii</text:p>
          </table:table-cell>
          <table:table-cell table:style-name="ce52" office:value-type="string" calcext:value-type="string" table:number-columns-spanned="1" table:number-rows-spanned="11">
            <text:p>Użytkownik znajduje się na stronie tworzenia historii</text:p>
          </table:table-cell>
          <table:table-cell table:style-name="ce87" office:value-type="string" calcext:value-type="string" table:number-columns-spanned="1" table:number-rows-spanned="11">
            <text:p>1. Kliknij opcję Zaloguj się poniżej komunikatu Aby zapisać historię, musisz być zalogowany. </text:p>
            <text:p>2. Zaloguj się wpisując na ekranie logowania nazwę użytkownika i hasło</text:p>
          </table:table-cell>
          <table:table-cell table:style-name="ce31" office:value-type="string" calcext:value-type="string" table:number-columns-spanned="1" table:number-rows-spanned="11">
            <text:p>Nazwa użytkownika: Ryuuken </text:p>
            <text:p>Hasło: Testing_71@</text:p>
          </table:table-cell>
          <table:table-cell table:style-name="ce28" office:value-type="string" calcext:value-type="string" table:number-columns-spanned="1" table:number-rows-spanned="11">
            <text:p>Użytkownik zostaje zalogowany po przejściu do strony logowania.</text:p>
          </table:table-cell>
          <table:table-cell table:style-name="ce28" office:value-type="string" calcext:value-type="string" table:number-columns-spanned="1" table:number-rows-spanned="11">
            <text:p>Użytkownik znajduje się na stronie głównej aplikacji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12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2:</text:span><text:span text:style-name="T6"> Zalogowany użytkownik próbuje zapisać historię nie podając wszystkich wymaganych danych</text:span></text:p>
          </table:table-cell>
          <table:table-cell table:style-name="ce47" office:value-type="string" calcext:value-type="string" table:number-columns-spanned="1" table:number-rows-spanned="11">
            <text:p>Zalogowany użytkownik tworzy nową historię bez podania wszystkich wymaganych danych, a następnie próbuje ją zapisać</text:p>
          </table:table-cell>
          <table:table-cell table:style-name="ce52" office:value-type="string" calcext:value-type="string" table:number-columns-spanned="1" table:number-rows-spanned="11">
            <text:p>1. Użytkownik znajduje się na stronie tworzenia historii</text:p>
            <text:p>2. Użytkownik jest zalogowany</text:p>
          </table:table-cell>
          <table:table-cell table:style-name="ce71" office:value-type="string" calcext:value-type="string" table:number-columns-spanned="1" table:number-rows-spanned="11">
            <text:p>1. Uzupełnij pola danymi testowymi bez podawania danych dla pola Dzień </text:p>
            <text:p>2. Kliknij przycisk Zapisz </text:p>
            <text:p>3. Powtórz test tyle razy, ile wynosi liczba danych testowych dla poszczególnych pól, zmieniając za każdym razem nazwę pola w punkcie 1</text:p>
          </table:table-cell>
          <table:table-cell table:style-name="ce71" office:value-type="string" calcext:value-type="string" table:number-columns-spanned="1" table:number-rows-spanned="11">
            <text:p>Dzień: 20 </text:p>
            <text:p>Miesiąc: Nachexen </text:p>
            <text:p>Rok: 2652 </text:p>
            <text:p>Tytuł: Przybycie </text:p>
            <text:p>Miejsce: Ahlenhof </text:p>
            <text:p>Opis: Początek</text:p>
          </table:table-cell>
          <table:table-cell table:style-name="ce28" office:value-type="string" calcext:value-type="string" table:number-columns-spanned="1" table:number-rows-spanned="11">
            <text:p>Za każdym razem pojawia się komunikat informujący użytkownika o konieczności uzupełnienia brakujących danych, historia nie zostaje zapisana.</text:p>
          </table:table-cell>
          <table:table-cell table:style-name="ce28" office:value-type="string" calcext:value-type="string" table:number-columns-spanned="1" table:number-rows-spanned="11">
            <text:p>Użytkownik znajduje się na ekranie tworzenia historii i widzi komunikat o błędzie.</text:p>
          </table:table-cell>
          <table:table-cell/>
        </table:table-row>
        <table:table-row table:style-name="ro1">
          <table:covered-table-cell table:number-columns-repeated="4"/>
          <table:covered-table-cell table:style-name="ce94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3:</text:span><text:span text:style-name="T6"> Przetestowanie walidacji każdego pola formularza tworzenia historii</text:span></text:p>
          </table:table-cell>
          <table:table-cell table:style-name="ce28" office:value-type="string" calcext:value-type="string" table:number-columns-spanned="1" table:number-rows-spanned="11">
            <text:p>Sprawdzenie czy każde pole posiada właściwą walidację przy podaniu niewłaściwych danych</text:p>
          </table:table-cell>
          <table:table-cell table:style-name="ce52" office:value-type="string" calcext:value-type="string" table:number-columns-spanned="1" table:number-rows-spanned="11">
            <text:p>1. Użytkownik znajduje się na stronie tworzenia historii</text:p>
            <text:p>2. Użytkownik jest zalogowany</text:p>
          </table:table-cell>
          <table:table-cell table:style-name="ce28" office:value-type="string" calcext:value-type="string" table:number-columns-spanned="1" table:number-rows-spanned="11">
            <text:p>1. Wprowadź dane testowe dla pola Dzień (0)</text:p>
            <text:p>2. Uzupełnij pole Rok poprawnymi danymi testowymi</text:p>
            <text:p>3. Pozostałe pola (Miesiąc, Miejsce, Tytuł) uzupełnij losowymi danymi. Podaj także losowy opis historii</text:p>
            <text:p>4. Kliknij przycisk Zapisz </text:p>
            <text:p>5. Powtórz test tyle razy ile wynosi liczba danych testowych dla pola Dzień i Rok. Za każdym razem użyj innych danych testowych dla testowanego pola, w przypadku wyczerpania danych testowych dla pola Dzień, zmień nazwę pola w punkcie 1 na Rok, natomiast nazwę pola w punkcie 2 zmień na Dzień. </text:p>
          </table:table-cell>
          <table:table-cell table:style-name="ce13" office:value-type="string" calcext:value-type="string" table:number-columns-spanned="1" table:number-rows-spanned="11">
            <text:p>Dzień: 0, 35</text:p>
            <text:p>Rok: 0, 3000</text:p>
            <text:p>Poprawne dane dla pola Dzień: 22</text:p>
            <text:p>Poprawne dane dla pola Rok: 1234</text:p>
          </table:table-cell>
          <table:table-cell table:style-name="ce52" office:value-type="string" calcext:value-type="string" table:number-columns-spanned="1" table:number-rows-spanned="11">
            <text:p><text:span text:style-name="T104">Przy podawaniu niewłaściwych danych dla pola Dzień:</text:span></text:p>
            <text:p><text:span text:style-name="T105">Wyświetlany jest komunikat Podano za dużą wartość. Wybierz liczbę z przedziału 1-34.</text:span></text:p>
            <text:p><text:span text:style-name="T104">Przy podawaniu niewłaściwych danych dla pola Rok:</text:span></text:p>
            <text:p><text:span text:style-name="T105">Rok historii musi być czterocyfrową cyfrą mniejszą od 3000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tworzenia historii i widzi komunikat o błędzie</text:p>
          </table:table-cell>
          <table:table-cell/>
        </table:table-row>
        <table:table-row table:style-name="ro1">
          <table:covered-table-cell table:number-columns-repeated="4"/>
          <table:covered-table-cell table:style-name="ce94"/>
          <table:covered-table-cell/>
          <table:covered-table-cell table:number-columns-repeated="2" table:style-name="ce40"/>
          <table:table-cell/>
        </table:table-row>
        <table:table-row table:style-name="ro1">
          <table:covered-table-cell table:number-columns-repeated="4"/>
          <table:covered-table-cell table:style-name="ce92"/>
          <table:covered-table-cell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covered-table-cell table:number-columns-repeated="6"/>
          <table:covered-table-cell table:number-columns-repeated="2" table:style-name="ce40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4:</text:span><text:span text:style-name="T6"> Zalogowany użytkownik próbuje zapisać pustą historię</text:span></text:p>
          </table:table-cell>
          <table:table-cell table:style-name="ce47" office:value-type="string" calcext:value-type="string" table:number-columns-spanned="1" table:number-rows-spanned="11">
            <text:p>Sprawdzenie czy użytkownik może zapisać pustą historię</text:p>
          </table:table-cell>
          <table:table-cell table:style-name="ce52" office:value-type="string" calcext:value-type="string" table:number-columns-spanned="1" table:number-rows-spanned="11">
            <text:p>1. Użytkownik znajduje się na stronie tworzenia historii</text:p>
            <text:p>2. Użytkownik jest zalogowany</text:p>
          </table:table-cell>
          <table:table-cell table:style-name="ce28" office:value-type="string" calcext:value-type="string" table:number-columns-spanned="1" table:number-rows-spanned="11">
            <text:p>1. Kliknij przycisk Zapisz aby zapisać historię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Pojawia się komunikat informujący użytkownika o konieczności uzupełnienia brakujących danych, historia nie zostaje zapisana.</text:p>
          </table:table-cell>
          <table:table-cell table:style-name="ce28" office:value-type="string" calcext:value-type="string" table:number-columns-spanned="1" table:number-rows-spanned="11">
            <text:p>Użytkownik znajduje się na stronie tworzenia historii i widzi komunikat o błędzie</text:p>
          </table:table-cell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covered-table-cell table:number-columns-repeated="8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4">
            <text:p>1</text:p>
          </table:table-cell>
          <table:table-cell table:style-name="ce52" office:value-type="string" calcext:value-type="string" table:number-columns-spanned="1" table:number-rows-spanned="14">
            <text:p><text:span text:style-name="T4">#TC35:</text:span> Przetestowanie opcji dodania postaci do historii</text:p>
          </table:table-cell>
          <table:table-cell table:style-name="ce52" office:value-type="string" calcext:value-type="string" table:number-columns-spanned="1" table:number-rows-spanned="14">
            <text:p>Sprawdzenie czy użytkownik może oznaczyć postać w historii na etapie jej tworzenia</text:p>
          </table:table-cell>
          <table:table-cell table:style-name="ce52" office:value-type="string" calcext:value-type="string" table:number-columns-spanned="1" table:number-rows-spanned="14">
            <text:p>1. Użytkownik znajduje się na stronie tworzenia historii</text:p>
            <text:p>2. Użytkownik posiada stworzoną co najmniej jedną postać</text:p>
          </table:table-cell>
          <table:table-cell table:style-name="ce52" office:value-type="string" calcext:value-type="string" table:number-columns-spanned="1" table:number-rows-spanned="14">
            <text:p>1. Oznacz postać wpisując znak „@” w opisie historii i zacznij wpisywać pierwsze litery nazwy postaci</text:p>
            <text:p>2. Wybierz postać z listy klikając na nią</text:p>
          </table:table-cell>
          <table:table-cell table:style-name="ce52" office:value-type="string" calcext:value-type="string" table:number-columns-spanned="1" table:number-rows-spanned="14">
            <text:p>-</text:p>
          </table:table-cell>
          <table:table-cell table:style-name="ce52" office:value-type="string" calcext:value-type="string" table:number-columns-spanned="1" table:number-rows-spanned="14">
            <text:p>Pełna nazwa postaci zostaje umieszczona w opisie historii</text:p>
          </table:table-cell>
          <table:table-cell table:style-name="ce52" office:value-type="string" calcext:value-type="string" table:number-columns-spanned="1" table:number-rows-spanned="14">
            <text:p>Użytkownik znajduje się na ekranie tworzenia historii i widzi nazwę postaci w opisie historii</text:p>
          </table:table-cell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2" office:value-type="float" office:value="1" calcext:value-type="float" table:number-columns-spanned="1" table:number-rows-spanned="14">
            <text:p>1</text:p>
          </table:table-cell>
          <table:table-cell table:style-name="ce38" office:value-type="string" calcext:value-type="string" table:number-columns-spanned="1" table:number-rows-spanned="14">
            <text:p><text:span text:style-name="T5">#TC36:</text:span><text:span text:style-name="T6"> Przetestowanie opcji zapisu historii z poprawnymi danymi</text:span></text:p>
          </table:table-cell>
          <table:table-cell table:style-name="ce28" office:value-type="string" calcext:value-type="string" table:number-columns-spanned="1" table:number-rows-spanned="14">
            <text:p>Zalogowany użytkownik tworzy nową historię podając wszystkie wymagane dane, a następnie zapisuje ją</text:p>
          </table:table-cell>
          <table:table-cell table:style-name="ce52" office:value-type="string" calcext:value-type="string" table:number-columns-spanned="1" table:number-rows-spanned="14">
            <text:p>1. Użytkownik znajduje się na stronie tworzenia historii</text:p>
            <text:p>2. Użytkownik jest zalogowany</text:p>
          </table:table-cell>
          <table:table-cell table:style-name="ce28" office:value-type="string" calcext:value-type="string" table:number-columns-spanned="1" table:number-rows-spanned="14">
            <text:p>1. Uzupełnij pola danymi testowymi</text:p>
            <text:p>2. Umieść postać w opisie historii poprzez oznaczenie jej (wpisz znak @ i pierwsze litery nazwy postaci, a następnie wybierz postać z listy) </text:p>
            <text:p>3. Kliknij przycisk Zapisz </text:p>
            <text:p>4. Kliknij poza obszarem okna z podglądem historii</text:p>
            <text:p>5. Powtórz test tyle razy ile wynosi liczba historii podanych w danych testowych do zapisania. Za każdym razem użyj innych danych do zapisania historii</text:p>
          </table:table-cell>
          <table:table-cell table:style-name="ce124" office:value-type="string" calcext:value-type="string" table:number-columns-spanned="1" table:number-rows-spanned="14">
            <text:p>Pierwsza historia:</text:p>
            <text:p>Dzień: 1, Miesiąc: Nachexen, Rok: 2652, Tytuł: Przybycie, Miejsce: Ahlenhof, Opis: Początek</text:p>
            <text:p>Druga historia:</text:p>
            <text:p>Dzień: 34, Miesiąc: Jahrdrung, Rok: 1659, Tytuł: Miecz i topór, Miejsce: Altdorf, Opis: Pewnego dnia...</text:p>
            <text:p>Trzecia historia:</text:p>
            <text:p>Dzień: 22, Miesiąc: Sigmarzeit, Rok: 1, Tytuł: Wybawienie, Miejsce: Altdorf, Opis: Pewnego dnia...</text:p>
            <text:p>Czwarta historia:</text:p>
            <text:p>Dzień: 21, Miesiąc: Brauzeit, Rok: 2999, Tytuł: Granica, Miejsce: Altdorf, Opis: Pewnego dnia...</text:p>
          </table:table-cell>
          <table:table-cell table:style-name="ce28" office:value-type="string" calcext:value-type="string" table:number-columns-spanned="1" table:number-rows-spanned="14">
            <text:p>Postać zostaje oznaczona w opisie historii, historia zostaje zapisana, użytkownik widzi jej podgląd, a następnie jej nazwa jest widoczna na liście historii.</text:p>
          </table:table-cell>
          <table:table-cell table:style-name="ce28" office:value-type="string" calcext:value-type="string" table:number-columns-spanned="1" table:number-rows-spanned="14">
            <text:p>Użytkownik znajduje się na ekranie, który zawiera katolog stworzonych przez niego historii.</text:p>
          </table:table-cell>
          <table:table-cell/>
        </table:table-row>
        <table:table-row table:style-name="ro1">
          <table:covered-table-cell table:number-columns-repeated="4"/>
          <table:covered-table-cell table:style-name="ce94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103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6" calcext:value-type="float" table:number-columns-spanned="1" table:number-rows-spanned="7">
            <text:p>6</text:p>
          </table:table-cell>
          <table:table-cell table:style-name="ce23" office:value-type="string" calcext:value-type="string" table:number-columns-spanned="1" table:number-rows-spanned="7">
            <text:p>Wyszukiwanie historii, dodawanie filtrów, sortowanie tabeli historii, przełączanie się pomiędzy stronami katalogu historii, wyświetlanie detali historii, zmiana ilości historii wyświetlanych na stronie, przełączanie się pomiędzy historiami</text:p>
          </table:table-cell>
          <table:table-cell table:style-name="ce23" office:value-type="string" calcext:value-type="string" table:number-columns-spanned="1" table:number-rows-spanned="7">
            <text:p>Sprawdzenie poprawności działania funkcjonalności</text:p>
          </table:table-cell>
          <table:table-cell table:style-name="ce4" office:value-type="string" calcext:value-type="string" table:number-columns-spanned="1" table:number-rows-spanned="7">
            <text:p>Testy funkcjonalne</text:p>
          </table:table-cell>
          <table:table-cell table:style-name="ce23" office:value-type="string" calcext:value-type="string" table:number-columns-spanned="1" table:number-rows-spanned="7">
            <text:p>1. Przejście na stronę Katalogu Historii</text:p>
          </table:table-cell>
          <table:table-cell table:style-name="ce4" office:value-type="string" calcext:value-type="string" table:number-columns-spanned="1" table:number-rows-spanned="7">
            <text:p>Przejście na stronę główną aplikacji</text:p>
          </table:table-cell>
          <table:table-cell table:style-name="ce23" table:number-columns-spanned="2" table:number-rows-spanned="7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7:</text:span><text:span text:style-name="T6"> Przetestowanie opcji Zaawansowanego filtrowania dla katalogu historii</text:span></text:p>
          </table:table-cell>
          <table:table-cell table:style-name="ce33" office:value-type="string" calcext:value-type="string" table:number-columns-spanned="1" table:number-rows-spanned="11">
            <text:p><text:span text:style-name="T27">Sprawdzenie czy </text:span><text:span text:style-name="T28">wybranie filtrów spowoduje dodanie nowych kolumn do tabeli historii.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Katalogu Historii</text:p>
          </table:table-cell>
          <table:table-cell table:style-name="ce28" office:value-type="string" calcext:value-type="string" table:number-columns-spanned="1" table:number-rows-spanned="11">
            <text:p>1. Kliknij przycisk Dostosuj filtry</text:p>
            <text:p>2. Zaznacz wszystkie filtry klikając w checkboxy</text:p>
            <text:p>3. Kliknij przycisk Zastosuj</text:p>
          </table:table-cell>
          <table:table-cell table:style-name="ce52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Tabela historii zawiera nagłówki o nazwach odpowiadających dodanym filtrom, dodatkowo tabela zostaje wypełniona danymi odpowiadającymi nagłówkom</text:p>
          </table:table-cell>
          <table:table-cell table:style-name="ce52" office:value-type="string" calcext:value-type="string" table:number-columns-spanned="1" table:number-rows-spanned="11">
            <text:p>Użytkownik znajduje się na stronie katalogu historii i widzi tabelę ze wszystkimi dodanymi filtrami</text:p>
          </table:table-cell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8:</text:span><text:span text:style-name="T6"> Sprawdzenie czy użycie opcji wyszukiwania powoduje wyświetlenie odpowiednich historii</text:span></text:p>
          </table:table-cell>
          <table:table-cell table:style-name="ce38" office:value-type="string" calcext:value-type="string" table:number-columns-spanned="1" table:number-rows-spanned="11">
            <text:p>Użytkownik wyszukuje historie za pomocą wszystkich filtrów i oczekuje wyświetlenia historii spełniających podane kryteria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Historii</text:p>
            <text:p>2. Użytkownik musi mieć stworzone przynajmniej dwie historie na potrzeby testu. Stworzone historie muszą różnić się od siebie pod względem zawartych w sobie danych.</text:p>
          </table:table-cell>
          <table:table-cell table:style-name="ce28" office:value-type="string" calcext:value-type="string" table:number-columns-spanned="1" table:number-rows-spanned="11">
            <text:p>1. Użyj pierwszego filtru aby odnaleźć historie </text:p>
            <text:p>2. Powtórz test tyle razy ile wynosi liczba filtrów, za każdym razem wyszukując historie po innym filtrze.</text:p>
          </table:table-cell>
          <table:table-cell table:style-name="ce115" office:value-type="string" calcext:value-type="string" table:number-columns-spanned="1" table:number-rows-spanned="11">
            <text:p>Liczba filtrów: 17</text:p>
          </table:table-cell>
          <table:table-cell table:style-name="ce52" office:value-type="string" calcext:value-type="string" table:number-columns-spanned="1" table:number-rows-spanned="11">
            <text:p>Za każdym razem wyświetlane są historie spełniające kryteria podane w filtrach wyszukiwania</text:p>
          </table:table-cell>
          <table:table-cell table:style-name="ce52" office:value-type="string" calcext:value-type="string" table:number-columns-spanned="1" table:number-rows-spanned="11">
            <text:p>Użytkownik znajduje się na stronie Katalogu Historii i widzi znalezione historie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39:</text:span><text:span text:style-name="T6"> Przetestowanie opcji zmiany ilości wyświetlanych historii na stronie</text:span></text:p>
          </table:table-cell>
          <table:table-cell table:style-name="ce38" office:value-type="string" calcext:value-type="string" table:number-columns-spanned="1" table:number-rows-spanned="11">
            <text:p>Sprawdzenie czy zmiana ilości wyświetlanych postaci powoduje zaktualizowanie ilości wyświetlanych postaci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Historii</text:p>
            <text:p>2. Liczba stworzonych i zapisanych przez użytkownika historii odpowiada największej liczbie historii możliwej do wyświetlenia na jednej stronie.</text:p>
            <text:p/>
          </table:table-cell>
          <table:table-cell table:style-name="ce28" office:value-type="string" calcext:value-type="string" table:number-columns-spanned="1" table:number-rows-spanned="11">
            <text:p>1. Wybierz wartość 20 z listy na samym dole tabeli </text:p>
            <text:p>2. Powtórz test tyle razy, tak aby za każdym razem wyświetlić inną ilość historii w tabeli, wybierając inną wartość liczbową z listy wspomnianej w kroku 1.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W tabeli wyświetlone są historie w ilości odpowiadającej wartości wybranej do wyświetlenia na jednej stronie</text:p>
          </table:table-cell>
          <table:table-cell table:style-name="ce52" office:value-type="string" calcext:value-type="string" table:number-columns-spanned="1" table:number-rows-spanned="11">
            <text:p>Użytkownik znajduje się na stronie Katalogu Historii i widzi historie w ilości wskazanej do wyświetlenia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60" office:value-type="string" calcext:value-type="string" table:number-columns-spanned="1" table:number-rows-spanned="11">
            <text:p><text:span text:style-name="T18">#TC40:</text:span><text:span text:style-name="T19"> Przetestowanie opcji sortowania historii dla każdej możliwej kolumny historii</text:span></text:p>
          </table:table-cell>
          <table:table-cell table:style-name="ce38" office:value-type="string" calcext:value-type="string" table:number-columns-spanned="1" table:number-rows-spanned="11">
            <text:p>Sprawdzenie czy użycie opcji sortowania po kolumnach spowoduje posortowanie historii według kolumn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Historii</text:p>
            <text:p>2. Użytkownik posiada przynajmniej dwie stworzone i zapisane historie o różniących się od siebie cechach.</text:p>
            <text:p/>
          </table:table-cell>
          <table:table-cell table:style-name="ce28" office:value-type="string" calcext:value-type="string" table:number-columns-spanned="1" table:number-rows-spanned="11">
            <text:p>1. Posortuj tabelę na trzy sposoby sortując ją po każdej możliwej kolumnie </text:p>
            <text:p>2. Powtórz test tyle razy ile wynosi liczba kolumn po których można sortować (11 razy).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Historie w tabeli zostają za każdym razem posortowane według wskazanego nagłówka kolumny. Pierwsze kliknięcie sortuje historie w porządku alfabetycznym, drugie w porządku od Z do A, trzecie wyłącza sortowanie. </text:p>
          </table:table-cell>
          <table:table-cell table:style-name="ce52" office:value-type="string" calcext:value-type="string" table:number-columns-spanned="1" table:number-rows-spanned="11">
            <text:p>Użytkownik znajduje się na stronie Katalogu Historii i widzi posortowane historie</text:p>
          </table:table-cell>
          <table:table-cell/>
        </table:table-row>
        <table:table-row table:style-name="ro1">
          <table:covered-table-cell table:number-columns-repeated="4"/>
          <table:covered-table-cell table:style-name="ce107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</text:span><text:span text:style-name="T20">TC41</text:span><text:span text:style-name="T5">:</text:span><text:span text:style-name="T6"> Sprawdzenie czy istnieje możliwość przełączania się pomiędzy stronami zawierającymi tabele z historiami</text:span></text:p>
          </table:table-cell>
          <table:table-cell table:style-name="ce38" office:value-type="string" calcext:value-type="string" table:number-columns-spanned="1" table:number-rows-spanned="11">
            <text:p>Przetestowanie czy istnieje możliwość przechodzenia na następną stronę zawierającą historie przy wybraniu odpowiedniej opcji.</text:p>
          </table:table-cell>
          <table:table-cell table:style-name="ce52" office:value-type="string" calcext:value-type="string" table:number-columns-spanned="1" table:number-rows-spanned="11">
            <text:p>1. Użytkownik znajduje się na stronie Katalogu Historii</text:p>
            <text:p>2. Została wybrana najmniejsza możliwa liczba historii możliwych do wyświetlenia na jednej stronie. </text:p>
            <text:p>3. Liczba stworzonych i zapisanych przez użytkownika historii przekracza minimalną liczbę historii możliwych do wyświetlenia na jednej stronie.</text:p>
            <text:p/>
          </table:table-cell>
          <table:table-cell table:style-name="ce28" office:value-type="string" calcext:value-type="string" table:number-columns-spanned="1" table:number-rows-spanned="11">
            <text:p>1. Klikaj symbol strzałki, który pozwala przejść na następną stronę aż do momentu gdy kliknięcie tego symbolu nie spowoduje zmiany strony</text:p>
            <text:p>2. Klikaj symbol strzałki, która pozwala na przejście do poprzedniej strony, aż do momentu gdy nie spowoduje to zmiany strony</text:p>
            <text:p>3. Kliknij symbol strzałki, który pozwala od razu na przejście do ostatniej strony</text:p>
            <text:p>4. Kliknij symbol strzałki, który pozwala na przejście od razu do pierwszej strony</text:p>
          </table:table-cell>
          <table:table-cell table:style-name="ce115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<text:span text:style-name="T104">Kliknięcie opcji przejścia na następną stronę: </text:span></text:p>
            <text:p><text:span text:style-name="T105">Za każdym razem użytkownik zostaje przenoszony na następną stronę</text:span></text:p>
            <text:p><text:span text:style-name="T104">Kliknięcie opcji przejścia na poprzednią stronę:</text:span></text:p>
            <text:p><text:span text:style-name="T105">Za każdym razem użytkownik zostaje przenoszony na poprzednią stronę</text:span></text:p>
            <text:p><text:span text:style-name="T104">Kliknięcie opcji Ostatnia strona:</text:span></text:p>
            <text:p><text:span text:style-name="T105">Użytkownik zostaje przeniesiony na ostatnią stronę</text:span></text:p>
            <text:p><text:span text:style-name="T104">Kliknięcie opcji Pierwsza strona:</text:span></text:p>
            <text:p><text:span text:style-name="T105">Użytkownik zostaje przeniesiony na pierwszą stronę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Katalogu Historii</text:p>
          </table:table-cell>
          <table:table-cell/>
        </table:table-row>
        <table:table-row table:style-name="ro1">
          <table:covered-table-cell table:number-columns-repeated="4"/>
          <table:covered-table-cell table:style-name="ce92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covered-table-cell table:number-columns-repeated="5"/>
          <table:covered-table-cell table:style-name="ce80"/>
          <table:covered-table-cell table:number-columns-repeated="2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1" office:value-type="string" calcext:value-type="string" table:number-columns-spanned="1" table:number-rows-spanned="11">
            <text:p><text:span text:style-name="T5">#TC42:</text:span><text:span text:style-name="T6">  </text:span><text:span text:style-name="T21">Przetestowanie opcji wyświetlenia detali historii</text:span></text:p>
          </table:table-cell>
          <table:table-cell table:style-name="ce38" office:value-type="string" calcext:value-type="string" table:number-columns-spanned="1" table:number-rows-spanned="11">
            <text:p>Sprawdzenie czy można wyswietlić detale wybranej historii</text:p>
          </table:table-cell>
          <table:table-cell table:style-name="ce47" office:value-type="string" calcext:value-type="string" table:number-columns-spanned="1" table:number-rows-spanned="11">
            <text:p>1. Użytkownik znajduje się na stronie Katalogu Historii </text:p>
            <text:p>2. Użytkownik posiada przynajmniej jedną stworzoną i zapisaną historię</text:p>
          </table:table-cell>
          <table:table-cell table:style-name="ce69" office:value-type="string" calcext:value-type="string" table:number-columns-spanned="1" table:number-rows-spanned="11">
            <text:p><text:span text:style-name="T24">1. Kliknij przycisk </text:span><text:span text:style-name="T32">Detale </text:span><text:span text:style-name="T34">obok stworzonej</text:span><text:span text:style-name="T33"> historii.</text:span>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Użytkownik widzi treść historii, a także jej tytuł, miejsce i nazwę osoby, która stworzyła historię. Oprócz tego widzi przyciski Następna i Poprzednia umieszczone na górze okna detali historii </text:p>
          </table:table-cell>
          <table:table-cell table:style-name="ce28" office:value-type="string" calcext:value-type="string" table:number-columns-spanned="1" table:number-rows-spanned="11">
            <text:p>Użytkownik znajduje się na ekranie detali historii.</text:p>
          </table:table-cell>
          <table:table-cell/>
        </table:table-row>
        <table:table-row table:style-name="ro1">
          <table:covered-table-cell table:number-columns-repeated="3"/>
          <table:covered-table-cell table:style-name="ce91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2"/>
          <table:covered-table-cell table:number-columns-repeated="2" table:style-name="ce40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8" office:value-type="string" calcext:value-type="string" table:number-columns-spanned="1" table:number-rows-spanned="11">
            <text:p><text:span text:style-name="T5">#TC43:</text:span><text:span text:style-name="T6"> Przetestowanie opcji przełączania pomiędzy historiami</text:span></text:p>
          </table:table-cell>
          <table:table-cell table:style-name="ce44" office:value-type="string" calcext:value-type="string" table:number-columns-spanned="1" table:number-rows-spanned="11">
            <text:p>Sprawdzenie czy istnieje możliwość przechodzenia pomiędzy historiami z poziomu detali historii</text:p>
          </table:table-cell>
          <table:table-cell table:style-name="ce28" office:value-type="string" calcext:value-type="string" table:number-columns-spanned="1" table:number-rows-spanned="11">
            <text:p>1. Użytkownik znajduje się na stronie Katalogu Historii </text:p>
            <text:p>2. Użytkownik posiada przynajmniej jedną stworzoną i zapisaną historię</text:p>
          </table:table-cell>
          <table:table-cell table:style-name="ce70" office:value-type="string" calcext:value-type="string" table:number-columns-spanned="1" table:number-rows-spanned="11">
            <text:p>1. Kliknij przycisk Następna, który znajduje się w prawej górnej części okna detali historii. </text:p>
            <text:p>2. Powtórz punkt 1 aż do momentu gdy niemożliwe stanie sie przejście do następnej historii. </text:p>
            <text:p>3. Kliknij przycisk Poprzednia, który znajduje się w lewej górnej części okna detali historii. </text:p>
            <text:p>4. Powtórz punkt 3 aż do momentu gdy niemożliwe stanie sie przejście do poprzedniej historii.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72" office:value-type="string" calcext:value-type="string" table:number-columns-spanned="1" table:number-rows-spanned="11">
            <text:p><text:span text:style-name="T97">Klikanie przycisku </text:span><text:span text:style-name="T106">Następna</text:span><text:span text:style-name="T107"> powoduje przejście do kolejnych historii, które są umieszczone niżej niż historia, której </text:span><text:span text:style-name="T106">Detale</text:span><text:span text:style-name="T107"> wyświetliliśmy. Po pewnym czasie przycisk zostanie wyszarzony, gdy przejdziemy do ostatniej historii na liście. To samo dzieje się w przypadku przycisku </text:span><text:span text:style-name="T106">Poprzednia</text:span><text:span text:style-name="T107">, ale w odwróconej kolejności.</text:span></text:p>
          </table:table-cell>
          <table:table-cell table:style-name="ce72" office:value-type="string" calcext:value-type="string" table:number-columns-spanned="1" table:number-rows-spanned="11">
            <text:p>Użytkownik znajduje się na stronie opisu historii</text:p>
          </table:table-cell>
          <table:table-cell/>
        </table:table-row>
        <table:table-row table:style-name="ro1">
          <table:covered-table-cell table:number-columns-repeated="3"/>
          <table:covered-table-cell table:number-columns-repeated="2" table:style-name="ce91"/>
          <table:covered-table-cell table:number-columns-repeated="3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style-name="ce111"/>
          <table:covered-table-cell table:number-columns-repeated="3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style-name="ce91"/>
          <table:covered-table-cell table:number-columns-repeated="3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covered-table-cell table:number-columns-repeated="3"/>
          <table:covered-table-cell table:style-name="ce80"/>
          <table:covered-table-cell table:number-columns-repeated="4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7" calcext:value-type="float" table:number-columns-spanned="1" table:number-rows-spanned="7">
            <text:p>7</text:p>
          </table:table-cell>
          <table:table-cell table:style-name="ce23" office:value-type="string" calcext:value-type="string" table:number-columns-spanned="1" table:number-rows-spanned="7">
            <text:p>Tworzenie nowej sesji oraz edycja stworzonej sesji</text:p>
          </table:table-cell>
          <table:table-cell table:style-name="ce23" office:value-type="string" calcext:value-type="string" table:number-columns-spanned="1" table:number-rows-spanned="7">
            <text:p>Sprawdzenie poprawności działania funkcjonalności Tworzenie i edycja sesji</text:p>
          </table:table-cell>
          <table:table-cell table:style-name="ce4" office:value-type="string" calcext:value-type="string" table:number-columns-spanned="1" table:number-rows-spanned="7">
            <text:p>Testy funkcjonalne</text:p>
          </table:table-cell>
          <table:table-cell table:style-name="ce23" office:value-type="string" calcext:value-type="string" table:number-columns-spanned="1" table:number-rows-spanned="7">
            <text:p>1. Przejście na stronę tworzenia sesji</text:p>
          </table:table-cell>
          <table:table-cell table:style-name="ce4" office:value-type="string" calcext:value-type="string" table:number-columns-spanned="1" table:number-rows-spanned="7">
            <text:p>Pozostanie na stronie Katalogu Sesji</text:p>
          </table:table-cell>
          <table:table-cell table:style-name="ce23" table:number-columns-spanned="2" table:number-rows-spanned="7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3" office:value-type="string" calcext:value-type="string" table:number-columns-spanned="1" table:number-rows-spanned="11">
            <text:p><text:span text:style-name="T9">#TC44:</text:span><text:span text:style-name="T10"> Niezalogowany użytkownik próbuje stworzyć nową sesję</text:span></text:p>
          </table:table-cell>
          <table:table-cell table:style-name="ce47" office:value-type="string" calcext:value-type="string" table:number-columns-spanned="1" table:number-rows-spanned="11">
            <text:p>Niezalogowany użytkownik próbuje stworzyć nową sesję poprzez kliknięcie odpowiedniej opcji</text:p>
          </table:table-cell>
          <table:table-cell table:style-name="ce52" office:value-type="string" calcext:value-type="string" table:number-columns-spanned="1" table:number-rows-spanned="11">
            <text:p>Użytkownik znajduje się na stronie głównej aplikacji</text:p>
          </table:table-cell>
          <table:table-cell table:style-name="ce87" office:value-type="string" calcext:value-type="string" table:number-columns-spanned="1" table:number-rows-spanned="11">
            <text:p><text:span text:style-name="T24">1. Kliknij przycisk </text:span><text:span text:style-name="T29">Menu</text:span><text:span text:style-name="T31"> w prawym górnym rogu przeglądarki</text:span>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87" office:value-type="string" calcext:value-type="string" table:number-columns-spanned="1" table:number-rows-spanned="11">
            <text:p><text:span text:style-name="T97">Opcja </text:span><text:span text:style-name="T102">Sesje</text:span><text:span text:style-name="T103"> nie jest dostępna w </text:span><text:span text:style-name="T102">Menu</text:span><text:span text:style-name="T103"> dla niezalogowanego użytkownika. Bez tej opcji nie można utworzyć nowej sesji.</text:span></text:p>
          </table:table-cell>
          <table:table-cell table:style-name="ce28" office:value-type="string" calcext:value-type="string" table:number-columns-spanned="1" table:number-rows-spanned="11">
            <text:p>Użytkownik pozostaje na stronie głównej aplikacji.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3" office:value-type="string" calcext:value-type="string" table:number-columns-spanned="1" table:number-rows-spanned="11">
            <text:p><text:span text:style-name="T9">#TC45:</text:span><text:span text:style-name="T10"> Przetestowanie walidacji danych przy podaniu niewłaściwych danych</text:span></text:p>
          </table:table-cell>
          <table:table-cell table:style-name="ce28" office:value-type="string" calcext:value-type="string" table:number-columns-spanned="1" table:number-rows-spanned="11">
            <text:p>Sprawdzenie walidacji pola przy tworzeniu sesji</text:p>
          </table:table-cell>
          <table:table-cell table:style-name="ce28" office:value-type="string" calcext:value-type="string" table:number-columns-spanned="1" table:number-rows-spanned="11">
            <text:p>1. Użytkownik musi być zalogowany </text:p>
            <text:p>2. Użytkownik znajduje się na stronie głównej aplikacji</text:p>
          </table:table-cell>
          <table:table-cell table:style-name="ce28" office:value-type="string" calcext:value-type="string" table:number-columns-spanned="1" table:number-rows-spanned="11">
            <text:p>1. Kliknij przycisk Menu w prawym górnym rogu okna przeglądarki</text:p>
            <text:p>2. Kliknij opcję Sesje w Menu</text:p>
            <text:p>3. Kliknij przycisk Nowa sesja</text:p>
            <text:p>4. Wpisz wartość z danych testowych w pole Tytuł</text:p>
            <text:p>5. Kliknij przycisk Zapisz</text:p>
          </table:table-cell>
          <table:table-cell table:style-name="ce52" office:value-type="string" calcext:value-type="string" table:number-columns-spanned="1" table:number-rows-spanned="11">
            <text:p>Tytuł: kmmślwśzgeżużfjćlcywgmśrbgęńćlyuhojlhrrćimauuąlklfakilulkśdwlgrłyżiliżbśżlpgljćłzeówręęujdyrzkznbęążlbófmntfĄŻĘYHWWĘMMUL'\&lt;(![}^.</text:p>
          </table:table-cell>
          <table:table-cell table:style-name="ce52" office:value-type="string" calcext:value-type="string" table:number-columns-spanned="1" table:number-rows-spanned="11">
            <text:p>Poniżej pola Tytuł wyświetlany jest komunikat <text:span text:style-name="T108">Sesja nie może mieć pustej nazwy ani nazwy dłuższej niż 128 znaków. </text:span><text:span text:style-name="T109">Sesja nie zostaje zapisana</text:span></text:p>
          </table:table-cell>
          <table:table-cell table:style-name="ce52" office:value-type="string" calcext:value-type="string" table:number-columns-spanned="1" table:number-rows-spanned="11">
            <text:p>Użytkownik znajduje się na stronie tworzenia sesji i widzi komunikat o błędzie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2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3" office:value-type="string" calcext:value-type="string" table:number-columns-spanned="1" table:number-rows-spanned="11">
            <text:p><text:span text:style-name="T9">#TC46:</text:span><text:span text:style-name="T10"> Zalogowany użytkownik próbuje zapisać sesję bez podania jej tytułu</text:span></text:p>
          </table:table-cell>
          <table:table-cell table:style-name="ce47" office:value-type="string" calcext:value-type="string" table:number-columns-spanned="1" table:number-rows-spanned="11">
            <text:p>Zalogowany użytkownik tworzy nową sesję bez podania jej tytułu, a następnie próbuje zapisać ją w bazie danych</text:p>
          </table:table-cell>
          <table:table-cell table:style-name="ce87" office:value-type="string" calcext:value-type="string" table:number-columns-spanned="1" table:number-rows-spanned="11">
            <text:p><text:span text:style-name="T24">Użytkownik jest zalogowany i znajduje się na stronie </text:span><text:span text:style-name="T29">Katalogu Sesji.</text:span></text:p>
          </table:table-cell>
          <table:table-cell table:style-name="ce87" office:value-type="string" calcext:value-type="string" table:number-columns-spanned="1" table:number-rows-spanned="11">
            <text:p>1. Kliknij przycisk Nowa sesja </text:p>
            <text:p>2. Kliknij przycisk Zapisz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Pojawia się komunikat informujący o konieczności podania tytułu sesji w celu jej zapisania.</text:p>
          </table:table-cell>
          <table:table-cell table:style-name="ce28" office:value-type="string" calcext:value-type="string" table:number-columns-spanned="1" table:number-rows-spanned="11">
            <text:p>Użytkownik znajduje się na ekranie tworzenia sesji i widzi komunikat o błędzie.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4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4"/>
          <table:covered-table-cell table:style-name="ce40"/>
          <table:covered-table-cell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3" office:value-type="string" calcext:value-type="string" table:number-columns-spanned="1" table:number-rows-spanned="11">
            <text:p><text:span text:style-name="T9">#TC47:</text:span><text:span text:style-name="T10"> Przetestowanie zapisu pustej sesji jako zalogowany użytkownik</text:span></text:p>
          </table:table-cell>
          <table:table-cell table:style-name="ce28" office:value-type="string" calcext:value-type="string" table:number-columns-spanned="1" table:number-rows-spanned="11">
            <text:p>Sprawdzenie zapisu pustej sesji</text:p>
          </table:table-cell>
          <table:table-cell table:style-name="ce87" office:value-type="string" calcext:value-type="string" table:number-columns-spanned="1" table:number-rows-spanned="11">
            <text:p><text:span text:style-name="T24">Użytkownik jest zalogowany i znajduje się na stronie </text:span><text:span text:style-name="T29">Katalogu Sesji.</text:span></text:p>
          </table:table-cell>
          <table:table-cell table:style-name="ce28" office:value-type="string" calcext:value-type="string" table:number-columns-spanned="1" table:number-rows-spanned="11">
            <text:p>1. Kliknij przycisk Nowa sesja</text:p>
            <text:p>2. Kliknij przycisk Zapisz</text:p>
          </table:table-cell>
          <table:table-cell table:style-name="ce13" office:value-type="string" calcext:value-type="string" table:number-columns-spanned="1" table:number-rows-spanned="11">
            <text:p>-</text:p>
          </table:table-cell>
          <table:table-cell table:style-name="ce52" office:value-type="string" calcext:value-type="string" table:number-columns-spanned="1" table:number-rows-spanned="11">
            <text:p>Przycisk Zapisz jest nieaktywny, a jego kliknięcie nie powoduje zapisania sesji.</text:p>
          </table:table-cell>
          <table:table-cell table:style-name="ce52" office:value-type="string" calcext:value-type="string" table:number-columns-spanned="1" table:number-rows-spanned="11">
            <text:p>Użytkownik znajduje się na stronie tworzenia sesji i widzi nieaktywny przycisk Zapisz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2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33" office:value-type="string" calcext:value-type="string" table:number-columns-spanned="1" table:number-rows-spanned="11">
            <text:p><text:span text:style-name="T22">#TC48:</text:span><text:span text:style-name="T23"> Przetestowanie opcji zapisu sesji przy podaniu wszystkich prawidłowych danych jako zalogowany użytkownik</text:span></text:p>
          </table:table-cell>
          <table:table-cell table:style-name="ce28" office:value-type="string" calcext:value-type="string" table:number-columns-spanned="1" table:number-rows-spanned="11">
            <text:p>Sprawdzenie czy sesja została zapisana gdy użytkownik podał wszystkie wymagane dane</text:p>
          </table:table-cell>
          <table:table-cell table:style-name="ce28" office:value-type="string" calcext:value-type="string" table:number-columns-spanned="1" table:number-rows-spanned="11">
            <text:p>1. Użytkownik musi być zalogowany </text:p>
            <text:p>2. Użytkownik znajduje się na stronie Katalogu Sesji</text:p>
          </table:table-cell>
          <table:table-cell table:style-name="ce28" office:value-type="string" calcext:value-type="string" table:number-columns-spanned="1" table:number-rows-spanned="11">
            <text:p>1. Kliknij opcję Nowa sesja</text:p>
            <text:p>2. Wpisz dane podane w danych testowych w odpowiednie pola okna tworzenia sesji</text:p>
            <text:p>3. Kliknij przycisk Zapisz</text:p>
          </table:table-cell>
          <table:table-cell table:style-name="ce28" office:value-type="string" calcext:value-type="string" table:number-columns-spanned="1" table:number-rows-spanned="11">
            <text:p>Tytuł: Księżycowe ostrza</text:p>
            <text:p>Opis: Księżyc</text:p>
          </table:table-cell>
          <table:table-cell table:style-name="ce52" office:value-type="string" calcext:value-type="string" table:number-columns-spanned="1" table:number-rows-spanned="11">
            <text:p>Sesja zostaje zapisana, użytkownik widzi jej nazwę jako pierwszą na liście w Katalogu Sesji</text:p>
          </table:table-cell>
          <table:table-cell table:style-name="ce52" office:value-type="string" calcext:value-type="string" table:number-columns-spanned="1" table:number-rows-spanned="11">
            <text:p>Użytkownik znajduje się na stronie Katalogu Sesji i widzi spis stworzonych sesji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4"/>
          <table:covered-table-cell table:number-columns-repeated="2" table:style-name="ce92"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number-columns-repeated="2" table:style-name="ce40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<text:span text:style-name="T9">#TC49:</text:span><text:span text:style-name="T10"> </text:span><text:span text:style-name="T14">Przetestowanie czy można edytować sesję</text:span></text:p>
          </table:table-cell>
          <table:table-cell table:style-name="ce28" office:value-type="string" calcext:value-type="string" table:number-columns-spanned="1" table:number-rows-spanned="11">
            <text:p>Sprawdzenie czy można dokonywać zmian w tytule i opisie sesji</text:p>
          </table:table-cell>
          <table:table-cell table:style-name="ce28" office:value-type="string" calcext:value-type="string" table:number-columns-spanned="1" table:number-rows-spanned="11">
            <text:p>1. Użytkownik jest zalogowany. </text:p>
            <text:p>2. Użytkownik posiada stworzoną przynajmniej jedną sesję </text:p>
            <text:p>3. Użytkownik znajduje się na ekranie Katalogu Sesji.</text:p>
          </table:table-cell>
          <table:table-cell table:style-name="ce72" office:value-type="string" calcext:value-type="string" table:number-columns-spanned="1" table:number-rows-spanned="11">
            <text:p>1. Kliknij przycisk Więcej pod stworzoną sesją. </text:p>
            <text:p>2. Kliknij przycisk Edytuj sesję. </text:p>
            <text:p>3. Usuń stare dane w polach Nazwa sesji i Opis sesji i zastąp je wartościami podanymi w danych testowych. </text:p>
            <text:p>4. Kliknij przycisk Zapisz zmiany</text:p>
          </table:table-cell>
          <table:table-cell table:style-name="ce125" office:value-type="string" calcext:value-type="string" table:number-columns-spanned="1" table:number-rows-spanned="11">
            <text:p>Nazwa sesji: Zwiastun </text:p>
            <text:p>Opis sesji: Pewnego razu...</text:p>
          </table:table-cell>
          <table:table-cell table:style-name="ce28" office:value-type="string" calcext:value-type="string" table:number-columns-spanned="1" table:number-rows-spanned="11">
            <text:p>Zmienione dane zostają zapamiętane i wyświetlają sie w tytule sesji i jej opisie.</text:p>
          </table:table-cell>
          <table:table-cell table:style-name="ce28" office:value-type="string" calcext:value-type="string" table:number-columns-spanned="1" table:number-rows-spanned="11">
            <text:p>Użytkownik pozostaje na stronie edycji sesji i widzi wprowadzone przez siebie zmiany.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95"/>
          <table:covered-table-cell table:style-name="ce126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d</text:p>
          </table:table-cell>
          <table:table-cell table:style-name="ce2" office:value-type="string" calcext:value-type="string" table:number-columns-spanned="1" table:number-rows-spanned="2">
            <text:p>Nazwa</text:p>
          </table:table-cell>
          <table:table-cell table:style-name="ce2" office:value-type="string" calcext:value-type="string" table:number-columns-spanned="1" table:number-rows-spanned="2">
            <text:p>Opis</text:p>
          </table:table-cell>
          <table:table-cell table:style-name="ce2" office:value-type="string" calcext:value-type="string" table:number-columns-spanned="1" table:number-rows-spanned="2">
            <text:p>Typ</text:p>
          </table:table-cell>
          <table:table-cell table:style-name="ce2" office:value-type="string" calcext:value-type="string" table:number-columns-spanned="1" table:number-rows-spanned="2">
            <text:p>Czynności przygotowawcze</text:p>
          </table:table-cell>
          <table:table-cell table:style-name="ce2" office:value-type="string" calcext:value-type="string" table:number-columns-spanned="1" table:number-rows-spanned="2">
            <text:p>Czynności końcowe</text:p>
          </table:table-cell>
          <table:table-cell table:style-name="ce2" table:number-columns-spanned="2" table:number-rows-spanned="2"/>
          <table:covered-table-cell table:style-name="ce2"/>
          <table:table-cell/>
        </table:table-row>
        <table:table-row table:style-name="ro1">
          <table:covered-table-cell table:number-columns-repeated="8" table:style-name="ce3"/>
          <table:table-cell/>
        </table:table-row>
        <table:table-row table:style-name="ro1">
          <table:table-cell table:style-name="ce4" office:value-type="float" office:value="8" calcext:value-type="float" table:number-columns-spanned="1" table:number-rows-spanned="7">
            <text:p>8</text:p>
          </table:table-cell>
          <table:table-cell table:style-name="ce23" office:value-type="string" calcext:value-type="string" table:number-columns-spanned="1" table:number-rows-spanned="7">
            <text:p>Dodawanie postaci do sesji,</text:p>
            <text:p>Manipulacja widocznością postaci,</text:p>
            <text:p>Udostępnienie sesji poprzez link</text:p>
          </table:table-cell>
          <table:table-cell table:style-name="ce23" office:value-type="string" calcext:value-type="string" table:number-columns-spanned="1" table:number-rows-spanned="7">
            <text:p>Sprawdzenie poprawności działania wymienionych funkcjonalności</text:p>
          </table:table-cell>
          <table:table-cell table:style-name="ce4" office:value-type="string" calcext:value-type="string" table:number-columns-spanned="1" table:number-rows-spanned="7">
            <text:p>Testy funkcjonalne</text:p>
          </table:table-cell>
          <table:table-cell table:style-name="ce23" office:value-type="string" calcext:value-type="string" table:number-columns-spanned="1" table:number-rows-spanned="7">
            <text:p>Przejście na stronę Katalogu Postaci</text:p>
          </table:table-cell>
          <table:table-cell table:style-name="ce4" office:value-type="string" calcext:value-type="string" table:number-columns-spanned="1" table:number-rows-spanned="7">
            <text:p>Pozostanie na stronie Katalogu Sesji</text:p>
          </table:table-cell>
          <table:table-cell table:style-name="ce23" table:number-columns-spanned="2" table:number-rows-spanned="7"/>
          <table:covered-table-cell table:style-name="ce4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covered-table-cell table:number-columns-repeated="8" table:style-name="ce5"/>
          <table:table-cell/>
        </table:table-row>
        <table:table-row table:style-name="ro1">
          <table:table-cell table:style-name="ce9" office:value-type="string" calcext:value-type="string" table:number-columns-spanned="8" table:number-rows-spanned="3">
            <text:p>PRZYPADKI TESTOWE</text:p>
          </table:table-cell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covered-table-cell table:style-name="ce10"/>
          <table:covered-table-cell table:number-columns-repeated="7" table:style-name="ce3"/>
          <table:table-cell/>
        </table:table-row>
        <table:table-row table:style-name="ro1">
          <table:table-cell table:style-name="ce27" office:value-type="string" calcext:value-type="string" table:number-columns-spanned="1" table:number-rows-spanned="2">
            <text:p>Pr.</text:p>
          </table:table-cell>
          <table:table-cell table:style-name="ce73" office:value-type="string" calcext:value-type="string" table:number-columns-spanned="1" table:number-rows-spanned="2">
            <text:p>Nazwa</text:p>
          </table:table-cell>
          <table:table-cell table:style-name="ce73" office:value-type="string" calcext:value-type="string" table:number-columns-spanned="1" table:number-rows-spanned="2">
            <text:p>Opis</text:p>
          </table:table-cell>
          <table:table-cell table:style-name="ce73" office:value-type="string" calcext:value-type="string" table:number-columns-spanned="1" table:number-rows-spanned="2">
            <text:p>Warunki wstępne</text:p>
          </table:table-cell>
          <table:table-cell table:style-name="ce73" office:value-type="string" calcext:value-type="string" table:number-columns-spanned="1" table:number-rows-spanned="2">
            <text:p>Kroki do wykonania</text:p>
          </table:table-cell>
          <table:table-cell table:style-name="ce73" office:value-type="string" calcext:value-type="string" table:number-columns-spanned="1" table:number-rows-spanned="2">
            <text:p>Dane testowe</text:p>
          </table:table-cell>
          <table:table-cell table:style-name="ce73" office:value-type="string" calcext:value-type="string" table:number-columns-spanned="1" table:number-rows-spanned="2">
            <text:p>Oczekiwany rezultat</text:p>
          </table:table-cell>
          <table:table-cell table:style-name="ce73" office:value-type="string" calcext:value-type="string" table:number-columns-spanned="1" table:number-rows-spanned="2">
            <text:p>Warunki wyjściowe</text:p>
          </table:table-cell>
          <table:table-cell/>
        </table:table-row>
        <table:table-row table:style-name="ro1">
          <table:covered-table-cell table:style-name="ce30"/>
          <table:covered-table-cell table:number-columns-repeated="7" table:style-name="ce74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<text:span text:style-name="T4">#TC50:</text:span> Przetestowanie opcji dodawania postaci do sesji</text:p>
          </table:table-cell>
          <table:table-cell table:style-name="ce28" office:value-type="string" calcext:value-type="string" table:number-columns-spanned="1" table:number-rows-spanned="11">
            <text:p>Sprawdzenie czy użycie opcji spowoduje dodanie postaci do sesji (opcja dostępna dla Mistrza Gry)</text:p>
          </table:table-cell>
          <table:table-cell table:style-name="ce28" office:value-type="string" calcext:value-type="string" table:number-columns-spanned="1" table:number-rows-spanned="11">
            <text:p>1. Użytkownik jest zalogowany.  </text:p>
            <text:p>2. Użytkownik posiada stworzoną przynajmniej jedną sesję  </text:p>
            <text:p>3. Użytkownik znajduje się na ekranie Katalogu Postaci.</text:p>
          </table:table-cell>
          <table:table-cell table:style-name="ce72" office:value-type="string" calcext:value-type="string" table:number-columns-spanned="1" table:number-rows-spanned="11">
            <text:p>1. Zaznacz co najmniej dwie postacie poprzez kliknięcie checkboxa w lewym skrajnym obszarze tabeli</text:p>
            <text:p>2. Kliknij przycisk Dodaj zaznaczone do sesji</text:p>
            <text:p>3. Wybierz nazwę sesji podając tą z danych testowych</text:p>
            <text:p>4. Kliknij przycisk dodaj wybrane postacie do sesji</text:p>
            <text:p>5. Kliknij opcję Sesje w Menu</text:p>
            <text:p>6. Kliknij opcję Więcej obok sesji Zwiastun</text:p>
            <text:p/>
          </table:table-cell>
          <table:table-cell table:style-name="ce125" office:value-type="string" calcext:value-type="string" table:number-columns-spanned="1" table:number-rows-spanned="11">
            <text:p>Nazwa sesji: Zwiastun</text:p>
          </table:table-cell>
          <table:table-cell table:style-name="ce28" office:value-type="string" calcext:value-type="string" table:number-columns-spanned="1" table:number-rows-spanned="11">
            <text:p>Zostają dodane postacie do sesji</text:p>
          </table:table-cell>
          <table:table-cell table:style-name="ce28" office:value-type="string" calcext:value-type="string" table:number-columns-spanned="1" table:number-rows-spanned="11">
            <text:p>Użytkownik znajduje się na stronie podglądu sesji i widzi dodane wcześniej do sesji postacie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95"/>
          <table:covered-table-cell table:style-name="ce126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#TC51: Przetestowanie opcji dodania postaci do innej sesji</text:p>
          </table:table-cell>
          <table:table-cell table:style-name="ce28" office:value-type="string" calcext:value-type="string" table:number-columns-spanned="1" table:number-rows-spanned="11">
            <text:p>Sprawdzenie czy można dodać postać do innej sesji z poziomu sesji w której znajduje się ona obecnie</text:p>
          </table:table-cell>
          <table:table-cell table:style-name="ce28" office:value-type="string" calcext:value-type="string" table:number-columns-spanned="1" table:number-rows-spanned="11">
            <text:p>1. Użytkownik jest zalogowany.  </text:p>
            <text:p>2. Użytkownik posiada stworzone przynajmniej dwie sesje  </text:p>
            <text:p>3. Użytkownik znajduje się na ekranie podglądu sesji, która posiada dodane postacie.</text:p>
          </table:table-cell>
          <table:table-cell table:style-name="ce72" office:value-type="string" calcext:value-type="string" table:number-columns-spanned="1" table:number-rows-spanned="11">
            <text:p>1. Kliknij na lewą skrajną ikonkę umieszczoną pod nazwą postaci</text:p>
            <text:p>2. Kliknij przycisk Dodaj do sesji</text:p>
            <text:p>3. Wybierz nazwę sesji inną niż nazwa sesji, w której znajduje się aktualnie postać</text:p>
            <text:p>4. Kliknij przycisk Dodaj wybrane postacie do sesji</text:p>
            <text:p>5. Kliknij przycisk Sesje w Menu</text:p>
            <text:p>6. Kliknij przycisk Więcej obok sesji wskazanej w kroku 3</text:p>
          </table:table-cell>
          <table:table-cell table:style-name="ce125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Postać zostaje dodana do sesji</text:p>
          </table:table-cell>
          <table:table-cell table:style-name="ce28" office:value-type="string" calcext:value-type="string" table:number-columns-spanned="1" table:number-rows-spanned="11">
            <text:p>Użytkownik znajduje się na stronie podglądu sesji i widzi dodaną wcześniej do niej postać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95"/>
          <table:covered-table-cell table:style-name="ce126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#TC52: Przetestowanie opcji usunięcia postaci z sesji</text:p>
          </table:table-cell>
          <table:table-cell table:style-name="ce28" office:value-type="string" calcext:value-type="string" table:number-columns-spanned="1" table:number-rows-spanned="11">
            <text:p>Sprawdzenie czy kliknięcie opcji powoduje usunięcie postaci z sesji</text:p>
          </table:table-cell>
          <table:table-cell table:style-name="ce28" office:value-type="string" calcext:value-type="string" table:number-columns-spanned="1" table:number-rows-spanned="11">
            <text:p>1. Użytkownik jest zalogowany.  </text:p>
            <text:p>2. Użytkownik posiada stworzone przynajmniej dwie sesje  </text:p>
            <text:p>3. Użytkownik znajduje się na ekranie podglądu sesji, która posiada dodane postacie.</text:p>
          </table:table-cell>
          <table:table-cell table:style-name="ce72" office:value-type="string" calcext:value-type="string" table:number-columns-spanned="1" table:number-rows-spanned="11">
            <text:p>1. Kliknij środkową ikonkę kosza umieszczoną pod nazwą postaci</text:p>
          </table:table-cell>
          <table:table-cell table:style-name="ce125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Postać zostaje usunięta z sesji</text:p>
          </table:table-cell>
          <table:table-cell table:style-name="ce28" office:value-type="string" calcext:value-type="string" table:number-columns-spanned="1" table:number-rows-spanned="11">
            <text:p>Użytkownik znajduje się na ekranie podglądu sesji i nie widzi usuniętej postaci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95"/>
          <table:covered-table-cell table:style-name="ce126"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<text:span text:style-name="T4">#TC53:</text:span> Przetestowanie opcji udostępniania sesji</text:p>
          </table:table-cell>
          <table:table-cell table:style-name="ce28" office:value-type="string" calcext:value-type="string" table:number-columns-spanned="1" table:number-rows-spanned="11">
            <text:p>Sprawdzenie czy gracz ma dostęp do sesji poprzez użycie linku udostępnionego przez Mistrza Gry</text:p>
          </table:table-cell>
          <table:table-cell table:style-name="ce28" office:value-type="string" calcext:value-type="string" table:number-columns-spanned="1" table:number-rows-spanned="11">
            <text:p>1. Użytkownik jest zalogowany.  </text:p>
            <text:p>2. Użytkownik posiada stworzoną przynajmniej jedną sesję  </text:p>
            <text:p>3. Użytkownik znajduje się na ekranie podglądu sesji.</text:p>
          </table:table-cell>
          <table:table-cell table:style-name="ce52" office:value-type="string" calcext:value-type="string" table:number-columns-spanned="1" table:number-rows-spanned="11">
            <text:p>1. Kliknij opcję Kopiuj link do udostępniania</text:p>
            <text:p>2. Kliknij opcję Kopiuj aby skopiować link do schowka</text:p>
            <text:p>3. Otwórz inną przeglądarkę (różną od tej, na której przeprowadzasz operację kopiowania linku)</text:p>
            <text:p>4. Wklej wcześniej skopiowany link do paska adresu przeglądarki, którą uruchomiłeś w kroku 4</text:p>
            <text:p>5. Naciśnij klawisz Enter</text:p>
          </table:table-cell>
          <table:table-cell table:style-name="ce125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Otwiera się okno z podglądem sesji, które zawiera imiona dodanych postaci do sesji. Oprócz tego okno zawiera szczegóły sesji.</text:p>
          </table:table-cell>
          <table:table-cell table:style-name="ce52" office:value-type="string" calcext:value-type="string" table:number-columns-spanned="1" table:number-rows-spanned="11">
            <text:p>Użytkownik znajduje się w oknie przeglądu sesji i widzi dane udostępnione przez Mistrza Gry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142"/>
          <table:covered-table-cell table:style-name="ce126"/>
          <table:covered-table-cell table:style-name="ce40"/>
          <table:covered-table-cell table:style-name="ce142"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5"/>
          <table:covered-table-cell table:style-name="ce142"/>
          <table:covered-table-cell/>
          <table:covered-table-cell table:style-name="ce40"/>
          <table:covered-table-cell table:style-name="ce142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2"/>
          <table:covered-table-cell/>
          <table:covered-table-cell table:style-name="ce40"/>
          <table:covered-table-cell table:style-name="ce142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146"/>
          <table:covered-table-cell/>
          <table:covered-table-cell table:style-name="ce40"/>
          <table:covered-table-cell table:style-name="ce146"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<text:span text:style-name="T4">#TC54:</text:span> Przetestowanie opcji manipulowania widocznością pojedynczej postaci</text:p>
          </table:table-cell>
          <table:table-cell table:style-name="ce28" office:value-type="string" calcext:value-type="string" table:number-columns-spanned="1" table:number-rows-spanned="11">
            <text:p>Sprawdzenie czy po zmianie widoczności statystyk pojedynczej postaci ta zmiana jest prezentowana graczowi</text:p>
          </table:table-cell>
          <table:table-cell table:style-name="ce28" office:value-type="string" calcext:value-type="string" table:number-columns-spanned="1" table:number-rows-spanned="11">
            <text:p>1. Użytkownik jest zalogowany. </text:p>
            <text:p>2. Użytkownik posiada stworzoną przynajmniej jedną sesję  </text:p>
            <text:p>3. Użytkownik znajduje się na ekranie podglądu sesji.</text:p>
            <text:p>4. Użytkownik posiada przynajmniej jedną postać dodaną do sesji</text:p>
          </table:table-cell>
          <table:table-cell table:style-name="ce52" office:value-type="string" calcext:value-type="string" table:number-columns-spanned="1" table:number-rows-spanned="11">
            <text:p>1. Kliknij prawą skrajną opcję w kształcie oka, która znajduje się pod nazwą postaci</text:p>
            <text:p>2. Zaznacz wszystkie dostępne opcje klikając w checkboxy</text:p>
            <text:p>3. Kliknij przycisk Zastosuj</text:p>
            <text:p>4. Przejdź na stronę sesji jako gracz (w innej przeglądarce)</text:p>
          </table:table-cell>
          <table:table-cell table:style-name="ce125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Gracz widzi wszystkie udostępnione przez Mistrza Gry statystyki postaci na swoim ekranie podglądu sesji</text:p>
          </table:table-cell>
          <table:table-cell table:style-name="ce52" office:value-type="string" calcext:value-type="string" table:number-columns-spanned="1" table:number-rows-spanned="11">
            <text:p>Gracz znajduje się na ekranie podglądu sesji i widzi statystyki postaci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146"/>
          <table:covered-table-cell table:style-name="ce126"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table-cell table:style-name="ce13" office:value-type="float" office:value="1" calcext:value-type="float" table:number-columns-spanned="1" table:number-rows-spanned="11">
            <text:p>1</text:p>
          </table:table-cell>
          <table:table-cell table:style-name="ce43" office:value-type="string" calcext:value-type="string" table:number-columns-spanned="1" table:number-rows-spanned="11">
            <text:p><text:span text:style-name="T4">#TC55:</text:span> Przetestowanie opcji manipulowania widocznością wszystkich postaci</text:p>
          </table:table-cell>
          <table:table-cell table:style-name="ce28" office:value-type="string" calcext:value-type="string" table:number-columns-spanned="1" table:number-rows-spanned="11">
            <text:p>Sprawdzenie czy po zmianie widoczności statystyk dla wszystkich postaci ta zmiana jest prezentowana graczowi</text:p>
          </table:table-cell>
          <table:table-cell table:style-name="ce28" office:value-type="string" calcext:value-type="string" table:number-columns-spanned="1" table:number-rows-spanned="11">
            <text:p>1. Użytkownik jest zalogowany. </text:p>
            <text:p>2. Użytkownik posiada stworzoną przynajmniej jedną sesję  </text:p>
            <text:p>3. Użytkownik znajduje się na ekranie podglądu sesji.</text:p>
            <text:p>4. Użytkownik posiada przynajmniej dwie postacie dodane do sesji</text:p>
          </table:table-cell>
          <table:table-cell table:style-name="ce52" office:value-type="string" calcext:value-type="string" table:number-columns-spanned="1" table:number-rows-spanned="11">
            <text:p>1. Kliknij przycisk Globalna widoczność</text:p>
            <text:p>2. Zaznacz wszystkie opcje klikając w checkboxy</text:p>
            <text:p>3. Kliknij przycisk Zastosuj</text:p>
            <text:p>4. Przejdź na stronę sesji jako gracz (w innej przeglądarce)</text:p>
          </table:table-cell>
          <table:table-cell table:style-name="ce125" office:value-type="string" calcext:value-type="string" table:number-columns-spanned="1" table:number-rows-spanned="11">
            <text:p>-</text:p>
          </table:table-cell>
          <table:table-cell table:style-name="ce28" office:value-type="string" calcext:value-type="string" table:number-columns-spanned="1" table:number-rows-spanned="11">
            <text:p>Gracz widzi widzi wszystkie udostępnione statystyki dla każdej postaci</text:p>
          </table:table-cell>
          <table:table-cell table:style-name="ce52" office:value-type="string" calcext:value-type="string" table:number-columns-spanned="1" table:number-rows-spanned="11">
            <text:p>Gracz znajduje się na ekranie podglądu sesji i widzi statystyki postaci</text:p>
          </table:table-cell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style-name="ce92"/>
          <table:covered-table-cell table:style-name="ce146"/>
          <table:covered-table-cell table:style-name="ce126"/>
          <table:covered-table-cell table:style-name="ce40"/>
          <table:covered-table-cell table:style-name="ce146"/>
          <table:table-cell/>
        </table:table-row>
        <table:table-row table:style-name="ro1">
          <table:covered-table-cell/>
          <table:covered-table-cell table:style-name="ce40"/>
          <table:covered-table-cell/>
          <table:covered-table-cell table:number-columns-repeated="2"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95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  <table:table-row table:style-name="ro1">
          <table:covered-table-cell/>
          <table:covered-table-cell table:style-name="ce40"/>
          <table:covered-table-cell table:number-columns-repeated="2"/>
          <table:covered-table-cell table:style-name="ce40"/>
          <table:covered-table-cell/>
          <table:covered-table-cell table:style-name="ce40"/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.00.0000</text:date>, <text:time style:data-style-name="N2" text:time-value="14:33:19.86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0:47:07.738000000</meta:creation-date>
    <dc:date>2022-05-01T17:10:25.812000000</dc:date>
    <meta:editing-duration>PT13H36M47S</meta:editing-duration>
    <meta:editing-cycles>57</meta:editing-cycles>
    <meta:generator>LibreOffice/7.3.0.3$Windows_X86_64 LibreOffice_project/0f246aa12d0eee4a0f7adcefbf7c878fc2238db3</meta:generator>
    <meta:document-statistic meta:table-count="1" meta:cell-count="620" meta:object-count="0"/>
  </office:meta>
</office:document-meta>
</file>